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3.208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3" style:family="table-row">
      <style:table-row-properties style:min-row-height="1.268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4.099cm"/>
    </style:style>
    <style:style style:name="Tabela2.B" style:family="table-column">
      <style:table-column-properties style:column-width="13.2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3" style:family="table-row">
      <style:table-row-properties style:min-row-height="1.268cm" fo:keep-together="auto"/>
    </style:style>
    <style:style style:name="Tabela9" style:family="table">
      <style:table-properties style:width="17.309cm" fo:margin-left="0.436cm" fo:margin-top="0cm" fo:margin-bottom="0cm" table:align="left" style:writing-mode="lr-tb"/>
    </style:style>
    <style:style style:name="Tabela9.A" style:family="table-column">
      <style:table-column-properties style:column-width="4.101cm"/>
    </style:style>
    <style:style style:name="Tabela9.B" style:family="table-column">
      <style:table-column-properties style:column-width="13.208cm"/>
    </style:style>
    <style:style style:name="Tabela9.1" style:family="table-row">
      <style:table-row-properties style:min-row-height="0.464cm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9.3" style:family="table-row">
      <style:table-row-properties fo:keep-together="auto"/>
    </style:style>
    <style:style style:name="Tabela16" style:family="table">
      <style:table-properties style:width="17.309cm" fo:margin-left="0.436cm" fo:margin-top="0cm" fo:margin-bottom="0cm" table:align="left" style:writing-mode="lr-tb"/>
    </style:style>
    <style:style style:name="Tabela16.A" style:family="table-column">
      <style:table-column-properties style:column-width="4.101cm"/>
    </style:style>
    <style:style style:name="Tabela16.B" style:family="table-column">
      <style:table-column-properties style:column-width="13.208cm"/>
    </style:style>
    <style:style style:name="Tabela16.1" style:family="table-row">
      <style:table-row-properties style:min-row-height="0.464cm" fo:keep-together="auto"/>
    </style:style>
    <style:style style:name="Tabela1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6.3" style:family="table-row">
      <style:table-row-properties style:min-row-height="1.268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.3" style:family="table-row">
      <style:table-row-properties style:min-row-height="1.044cm" fo:keep-together="auto"/>
    </style:style>
    <style:style style:name="Tabela11" style:family="table">
      <style:table-properties style:width="17.309cm" fo:margin-left="0.436cm" fo:margin-top="0cm" fo:margin-bottom="0cm" table:align="left" style:writing-mode="lr-tb"/>
    </style:style>
    <style:style style:name="Tabela11.A" style:family="table-column">
      <style:table-column-properties style:column-width="3.918cm"/>
    </style:style>
    <style:style style:name="Tabela11.B" style:family="table-column">
      <style:table-column-properties style:column-width="13.391cm"/>
    </style:style>
    <style:style style:name="Tabela11.1" style:family="table-row">
      <style:table-row-properties style:min-row-height="0.464cm" fo:keep-together="auto"/>
    </style:style>
    <style:style style:name="Tabela1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1.3" style:family="table-row">
      <style:table-row-properties style:min-row-height="1.044cm" fo:keep-together="auto"/>
    </style:style>
    <style:style style:name="Tabela12" style:family="table">
      <style:table-properties style:width="17.309cm" fo:margin-left="0.436cm" fo:margin-top="0cm" fo:margin-bottom="0cm" table:align="left" style:writing-mode="lr-tb"/>
    </style:style>
    <style:style style:name="Tabela12.A" style:family="table-column">
      <style:table-column-properties style:column-width="3.918cm"/>
    </style:style>
    <style:style style:name="Tabela12.B" style:family="table-column">
      <style:table-column-properties style:column-width="13.391cm"/>
    </style:style>
    <style:style style:name="Tabela12.1" style:family="table-row">
      <style:table-row-properties style:min-row-height="0.464cm"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2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3cm"/>
    </style:style>
    <style:style style:name="Tabela4.B" style:family="table-column">
      <style:table-column-properties style:column-width="13.208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83cm" fo:keep-together="auto"/>
    </style:style>
    <style:style style:name="Tabela6" style:family="table">
      <style:table-properties style:width="17.761cm" fo:margin-left="0.436cm" fo:margin-top="0cm" fo:margin-bottom="0cm" table:align="left" style:writing-mode="lr-tb"/>
    </style:style>
    <style:style style:name="Tabela6.A" style:family="table-column">
      <style:table-column-properties style:column-width="4.553cm"/>
    </style:style>
    <style:style style:name="Tabela6.B" style:family="table-column">
      <style:table-column-properties style:column-width="13.208cm"/>
    </style:style>
    <style:style style:name="Tabela6.1" style:family="table-row">
      <style:table-row-properties style:min-row-height="0.647cm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6.4" style:family="table-row">
      <style:table-row-properties style:min-row-height="0.612cm" fo:keep-together="auto"/>
    </style:style>
    <style:style style:name="Tabela6.6" style:family="table-row">
      <style:table-row-properties style:min-row-height="0.683cm" fo:keep-together="auto"/>
    </style:style>
    <style:style style:name="Tabela18" style:family="table">
      <style:table-properties style:width="17.761cm" fo:margin-left="0.436cm" fo:margin-top="0cm" fo:margin-bottom="0cm" table:align="left" style:writing-mode="lr-tb"/>
    </style:style>
    <style:style style:name="Tabela18.A" style:family="table-column">
      <style:table-column-properties style:column-width="4.553cm"/>
    </style:style>
    <style:style style:name="Tabela18.B" style:family="table-column">
      <style:table-column-properties style:column-width="13.208cm"/>
    </style:style>
    <style:style style:name="Tabela18.1" style:family="table-row">
      <style:table-row-properties style:min-row-height="0.647cm" fo:keep-together="auto"/>
    </style:style>
    <style:style style:name="Tabela1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8.4" style:family="table-row">
      <style:table-row-properties style:min-row-height="0.612cm" fo:keep-together="auto"/>
    </style:style>
    <style:style style:name="Tabela18.6" style:family="table-row">
      <style:table-row-properties style:min-row-height="0.683cm" fo:keep-together="auto"/>
    </style:style>
    <style:style style:name="Tabela19" style:family="table">
      <style:table-properties style:width="17.761cm" fo:margin-left="0.436cm" fo:margin-top="0cm" fo:margin-bottom="0cm" table:align="left" style:writing-mode="lr-tb"/>
    </style:style>
    <style:style style:name="Tabela19.A" style:family="table-column">
      <style:table-column-properties style:column-width="4.553cm"/>
    </style:style>
    <style:style style:name="Tabela19.B" style:family="table-column">
      <style:table-column-properties style:column-width="13.208cm"/>
    </style:style>
    <style:style style:name="Tabela19.1" style:family="table-row">
      <style:table-row-properties style:min-row-height="0.647cm" fo:keep-together="auto"/>
    </style:style>
    <style:style style:name="Tabela1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9.4" style:family="table-row">
      <style:table-row-properties style:min-row-height="0.612cm" fo:keep-together="auto"/>
    </style:style>
    <style:style style:name="Tabela19.6" style:family="table-row">
      <style:table-row-properties style:min-row-height="0.683cm" fo:keep-together="auto"/>
    </style:style>
    <style:style style:name="Tabela20" style:family="table">
      <style:table-properties style:width="17.761cm" fo:margin-left="0.436cm" fo:margin-top="0cm" fo:margin-bottom="0cm" table:align="left" style:writing-mode="lr-tb"/>
    </style:style>
    <style:style style:name="Tabela20.A" style:family="table-column">
      <style:table-column-properties style:column-width="4.553cm"/>
    </style:style>
    <style:style style:name="Tabela20.B" style:family="table-column">
      <style:table-column-properties style:column-width="13.208cm"/>
    </style:style>
    <style:style style:name="Tabela20.1" style:family="table-row">
      <style:table-row-properties style:min-row-height="0.647cm" fo:keep-together="auto"/>
    </style:style>
    <style:style style:name="Tabela2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0.4" style:family="table-row">
      <style:table-row-properties style:min-row-height="0.612cm" fo:keep-together="auto"/>
    </style:style>
    <style:style style:name="Tabela20.6" style:family="table-row">
      <style:table-row-properties style:min-row-height="0.683cm" fo:keep-together="auto"/>
    </style:style>
    <style:style style:name="Tabela32" style:family="table">
      <style:table-properties style:width="17.761cm" fo:margin-left="0.436cm" fo:margin-top="0cm" fo:margin-bottom="0cm" table:align="left" style:writing-mode="lr-tb"/>
    </style:style>
    <style:style style:name="Tabela32.A" style:family="table-column">
      <style:table-column-properties style:column-width="4.553cm"/>
    </style:style>
    <style:style style:name="Tabela32.B" style:family="table-column">
      <style:table-column-properties style:column-width="13.208cm"/>
    </style:style>
    <style:style style:name="Tabela32.1" style:family="table-row">
      <style:table-row-properties style:min-row-height="0.647cm" fo:keep-together="auto"/>
    </style:style>
    <style:style style:name="Tabela3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2.4" style:family="table-row">
      <style:table-row-properties style:min-row-height="0.612cm" fo:keep-together="auto"/>
    </style:style>
    <style:style style:name="Tabela32.6" style:family="table-row">
      <style:table-row-properties style:min-row-height="0.683cm" fo:keep-together="auto"/>
    </style:style>
    <style:style style:name="Tabela34" style:family="table">
      <style:table-properties style:width="17.761cm" fo:margin-left="0.436cm" fo:margin-top="0cm" fo:margin-bottom="0cm" table:align="left" style:writing-mode="lr-tb"/>
    </style:style>
    <style:style style:name="Tabela34.A" style:family="table-column">
      <style:table-column-properties style:column-width="4.553cm"/>
    </style:style>
    <style:style style:name="Tabela34.B" style:family="table-column">
      <style:table-column-properties style:column-width="13.208cm"/>
    </style:style>
    <style:style style:name="Tabela34.1" style:family="table-row">
      <style:table-row-properties style:min-row-height="0.647cm" fo:keep-together="auto"/>
    </style:style>
    <style:style style:name="Tabela3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4.4" style:family="table-row">
      <style:table-row-properties style:min-row-height="0.612cm" fo:keep-together="auto"/>
    </style:style>
    <style:style style:name="Tabela34.6" style:family="table-row">
      <style:table-row-properties style:min-row-height="0.683cm" fo:keep-together="auto"/>
    </style:style>
    <style:style style:name="Tabela14" style:family="table">
      <style:table-properties style:width="17.253cm" fo:margin-left="0.49cm" fo:margin-top="0cm" fo:margin-bottom="0cm" table:align="left" style:writing-mode="lr-tb"/>
    </style:style>
    <style:style style:name="Tabela14.A" style:family="table-column">
      <style:table-column-properties style:column-width="4.24cm"/>
    </style:style>
    <style:style style:name="Tabela14.B" style:family="table-column">
      <style:table-column-properties style:column-width="13.012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7.253cm" fo:margin-left="0.49cm" fo:margin-top="0cm" fo:margin-bottom="0cm" table:align="left" style:writing-mode="lr-tb"/>
    </style:style>
    <style:style style:name="Tabela5.A" style:family="table-column">
      <style:table-column-properties style:column-width="4.24cm"/>
    </style:style>
    <style:style style:name="Tabela5.B" style:family="table-column">
      <style:table-column-properties style:column-width="13.01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7.253cm" fo:margin-left="0.49cm" fo:margin-top="0cm" fo:margin-bottom="0cm" fo:break-before="page" table:align="left" style:writing-mode="lr-tb"/>
    </style:style>
    <style:style style:name="Tabela17.A" style:family="table-column">
      <style:table-column-properties style:column-width="4.24cm"/>
    </style:style>
    <style:style style:name="Tabela17.B" style:family="table-column">
      <style:table-column-properties style:column-width="13.012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7.253cm" fo:margin-left="0.49cm" fo:margin-top="0cm" fo:margin-bottom="0cm" table:align="left" style:writing-mode="lr-tb"/>
    </style:style>
    <style:style style:name="Tabela15.A" style:family="table-column">
      <style:table-column-properties style:column-width="4.24cm"/>
    </style:style>
    <style:style style:name="Tabela15.B" style:family="table-column">
      <style:table-column-properties style:column-width="13.012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1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3" style:family="paragraph" style:parent-style-name="Standard">
      <style:text-properties style:font-name="Arial" fo:font-weight="bold" officeooo:paragraph-rsid="0029d6e7" style:font-weight-asian="bold" style:font-name-complex="Arial1" style:font-weight-complex="bold"/>
    </style:style>
    <style:style style:name="P4" style:family="paragraph" style:parent-style-name="Standard">
      <style:text-properties style:font-name="Arial" fo:font-weight="bold" officeooo:paragraph-rsid="004e1f19" style:font-weight-asian="bold" style:font-name-complex="Arial1" style:font-weight-complex="bold"/>
    </style:style>
    <style:style style:name="P5" style:family="paragraph" style:parent-style-name="Standard">
      <style:text-properties style:font-name="Arial" officeooo:rsid="00194444" officeooo:paragraph-rsid="00194444" style:font-name-complex="Arial1"/>
    </style:style>
    <style:style style:name="P6" style:family="paragraph" style:parent-style-name="Standard">
      <style:text-properties style:font-name="Arial" officeooo:rsid="001cec57" officeooo:paragraph-rsid="001cec57" style:font-name-complex="Arial1"/>
    </style:style>
    <style:style style:name="P7" style:family="paragraph" style:parent-style-name="Standard">
      <style:text-properties style:font-name="Arial" officeooo:rsid="001cec57" officeooo:paragraph-rsid="004e1f19" style:font-name-complex="Arial1"/>
    </style:style>
    <style:style style:name="P8" style:family="paragraph" style:parent-style-name="Standard">
      <style:text-properties style:font-name="Arial" officeooo:rsid="001edc37" officeooo:paragraph-rsid="001edc37" style:font-name-complex="Arial1"/>
    </style:style>
    <style:style style:name="P9" style:family="paragraph" style:parent-style-name="Standard">
      <style:text-properties style:font-name="Arial" officeooo:rsid="001edc37" officeooo:paragraph-rsid="0029d6e7" style:font-name-complex="Arial1"/>
    </style:style>
    <style:style style:name="P10" style:family="paragraph" style:parent-style-name="Standard">
      <style:text-properties style:font-name="Arial" officeooo:rsid="001edc37" officeooo:paragraph-rsid="004e1f19" style:font-name-complex="Arial1"/>
    </style:style>
    <style:style style:name="P11" style:family="paragraph" style:parent-style-name="Standard">
      <style:text-properties style:font-name="Arial" officeooo:rsid="0023b13d" officeooo:paragraph-rsid="0029d6e7" style:font-name-complex="Arial1"/>
    </style:style>
    <style:style style:name="P12" style:family="paragraph" style:parent-style-name="Standard">
      <style:text-properties style:font-name="Arial" officeooo:rsid="0029d6e7" officeooo:paragraph-rsid="0029d6e7" style:font-name-complex="Arial1"/>
    </style:style>
    <style:style style:name="P13" style:family="paragraph" style:parent-style-name="Standard">
      <style:text-properties style:font-name="Arial" officeooo:rsid="002b1121" officeooo:paragraph-rsid="002b1121" style:font-name-complex="Arial1"/>
    </style:style>
    <style:style style:name="P14" style:family="paragraph" style:parent-style-name="Standard">
      <style:text-properties style:font-name="Arial" officeooo:rsid="0035c449" officeooo:paragraph-rsid="0035c449" style:font-name-complex="Arial1"/>
    </style:style>
    <style:style style:name="P15" style:family="paragraph" style:parent-style-name="Standard">
      <style:text-properties style:font-name="Arial" officeooo:rsid="004e1f19" officeooo:paragraph-rsid="004e1f19" style:font-name-complex="Arial1"/>
    </style:style>
    <style:style style:name="P16" style:family="paragraph" style:parent-style-name="Standard">
      <style:text-properties officeooo:paragraph-rsid="0029d6e7"/>
    </style:style>
    <style:style style:name="P17" style:family="paragraph" style:parent-style-name="Standard">
      <style:text-properties officeooo:paragraph-rsid="004a04bd"/>
    </style:style>
    <style:style style:name="P18" style:family="paragraph" style:parent-style-name="Standard">
      <style:text-properties officeooo:paragraph-rsid="004bc567"/>
    </style:style>
    <style:style style:name="P19" style:family="paragraph" style:parent-style-name="Standard">
      <style:text-properties officeooo:paragraph-rsid="004e1f19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1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officeooo:rsid="001cec57" officeooo:paragraph-rsid="001cec57" style:font-name-complex="Arial1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Arial" officeooo:paragraph-rsid="004a04bd" style:font-name-complex="Arial1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Arial" fo:font-size="16pt" officeooo:paragraph-rsid="0022642a" style:font-size-asian="16pt" style:font-name-complex="Arial1" style:font-size-complex="16pt"/>
    </style:style>
    <style:style style:name="P24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1" style:font-size-complex="16pt"/>
    </style:style>
    <style:style style:name="P25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style:font-name-complex="Arial1"/>
    </style:style>
    <style:style style:name="P26" style:family="paragraph" style:parent-style-name="List_20_Paragraph">
      <style:paragraph-properties fo:margin-left="0cm" fo:margin-right="0cm" fo:text-indent="0cm" style:auto-text-indent="false"/>
    </style:style>
    <style:style style:name="P27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</style:style>
    <style:style style:name="P28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2642a"/>
    </style:style>
    <style:style style:name="P29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d486a"/>
    </style:style>
    <style:style style:name="P30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2e4061"/>
    </style:style>
    <style:style style:name="P31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43e9cc"/>
    </style:style>
    <style:style style:name="P32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464775"/>
    </style:style>
    <style:style style:name="P33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50227c"/>
    </style:style>
    <style:style style:name="P34" style:family="paragraph" style:parent-style-name="List_20_Paragraph">
      <style:paragraph-properties fo:margin-left="0cm" fo:margin-right="0cm" fo:text-indent="0cm" style:auto-text-indent="false">
        <style:tab-stops>
          <style:tab-stop style:position="3.21cm"/>
        </style:tab-stops>
      </style:paragraph-properties>
      <style:text-properties officeooo:paragraph-rsid="00515408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paragraph-rsid="0022642a"/>
    </style:style>
    <style:style style:name="P3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2642a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officeooo:paragraph-rsid="0023c1f6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officeooo:paragraph-rsid="00283aa4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officeooo:paragraph-rsid="002d486a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officeooo:paragraph-rsid="002e4061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officeooo:rsid="0029d6e7" officeooo:paragraph-rsid="0029d6e7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officeooo:rsid="00366b2f" officeooo:paragraph-rsid="00366b2f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officeooo:paragraph-rsid="0043e9cc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officeooo:paragraph-rsid="00464775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officeooo:paragraph-rsid="004a04bd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officeooo:paragraph-rsid="004b9eb6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officeooo:paragraph-rsid="004bc567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officeooo:paragraph-rsid="0050227c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officeooo:paragraph-rsid="00515408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2642a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3c1f6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83aa4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43e9cc" style:font-size-asian="16pt" style:font-name-complex="Arial1" style:font-size-complex="16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464775" style:font-size-asian="16pt" style:font-name-complex="Arial1" style:font-size-complex="16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2d486a" style:font-size-asian="16pt" style:font-name-complex="Arial1" style:font-size-complex="16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2e4061" style:font-size-asian="16pt" style:font-name-complex="Arial1" style:font-size-complex="16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32ed96" style:font-size-asian="16pt" style:font-name-complex="Arial1" style:font-size-complex="16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Arial" fo:font-size="16pt" officeooo:paragraph-rsid="0037b9e4" style:font-size-asian="16pt" style:font-name-complex="Arial1" style:font-size-complex="16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Arial" officeooo:paragraph-rsid="0043e9cc" style:font-name-complex="Arial1"/>
    </style:style>
    <style:style style:name="P60" style:family="paragraph" style:parent-style-name="List_20_Paragraph">
      <style:text-properties officeooo:paragraph-rsid="004a04bd"/>
    </style:style>
    <style:style style:name="P61" style:family="paragraph" style:parent-style-name="Standard">
      <style:paragraph-properties fo:margin-left="0cm" fo:margin-right="0cm" fo:text-indent="0.635cm" style:auto-text-indent="false"/>
    </style:style>
    <style:style style:name="P62" style:family="paragraph" style:parent-style-name="Standard">
      <style:paragraph-properties fo:margin-left="0cm" fo:margin-right="0cm" fo:text-indent="0.635cm" style:auto-text-indent="false"/>
      <style:text-properties officeooo:paragraph-rsid="004e1f19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2pt" fo:font-weight="bold" style:font-size-asian="22pt" style:font-weight-asian="bold" style:font-name-complex="Arial1" style:font-size-complex="22pt"/>
    </style:style>
    <style:style style:name="P6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officeooo:rsid="00515408" officeooo:paragraph-rsid="00515408" style:font-name-complex="Arial1" style:font-weight-complex="bold"/>
    </style:style>
    <style:style style:name="P65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1"/>
    </style:style>
    <style:style style:name="P66" style:family="paragraph" style:parent-style-name="List_20_Paragraph" style:list-style-name="WWNum1"/>
    <style:style style:name="P67" style:family="paragraph" style:parent-style-name="List_20_Paragraph" style:list-style-name="WWNum1">
      <style:text-properties officeooo:paragraph-rsid="004a04bd"/>
    </style:style>
    <style:style style:name="P68" style:family="paragraph" style:parent-style-name="List_20_Paragraph" style:list-style-name="WWNum1">
      <style:text-properties officeooo:paragraph-rsid="004e1f19"/>
    </style:style>
    <style:style style:name="P69" style:family="paragraph" style:parent-style-name="List_20_Paragraph" style:list-style-name="WWNum1">
      <style:paragraph-properties fo:text-align="justify" style:justify-single-word="false"/>
    </style:style>
    <style:style style:name="P70" style:family="paragraph" style:parent-style-name="List_20_Paragraph" style:list-style-name="WWNum1">
      <style:paragraph-properties fo:text-align="justify" style:justify-single-word="false"/>
      <style:text-properties officeooo:paragraph-rsid="0022642a"/>
    </style:style>
    <style:style style:name="P71" style:family="paragraph" style:parent-style-name="List_20_Paragraph" style:list-style-name="WWNum5">
      <style:paragraph-properties fo:text-align="justify" style:justify-single-word="false"/>
      <style:text-properties style:font-name="Arial" officeooo:rsid="00477ca4" officeooo:paragraph-rsid="00477ca4" style:font-name-complex="Arial1"/>
    </style:style>
    <style:style style:name="P72" style:family="paragraph" style:parent-style-name="List_20_Paragraph" style:list-style-name="WWNum5">
      <style:paragraph-properties fo:text-align="justify" style:justify-single-word="false"/>
      <style:text-properties style:font-name="Arial" officeooo:rsid="0048e27f" officeooo:paragraph-rsid="0048e27f" style:font-name-complex="Arial1"/>
    </style:style>
    <style:style style:name="P73" style:family="paragraph" style:parent-style-name="List_20_Paragraph" style:list-style-name="WWNum3"/>
    <style:style style:name="P74" style:family="paragraph" style:parent-style-name="List_20_Paragraph" style:list-style-name="WWNum3">
      <style:text-properties officeooo:paragraph-rsid="00194444"/>
    </style:style>
    <style:style style:name="P75" style:family="paragraph" style:parent-style-name="List_20_Paragraph" style:list-style-name="WWNum3">
      <style:text-properties officeooo:paragraph-rsid="0023c1f6"/>
    </style:style>
    <style:style style:name="P76" style:family="paragraph" style:parent-style-name="List_20_Paragraph" style:list-style-name="WWNum3">
      <style:text-properties officeooo:paragraph-rsid="00283aa4"/>
    </style:style>
    <style:style style:name="P77" style:family="paragraph" style:parent-style-name="List_20_Paragraph" style:list-style-name="WWNum4"/>
    <style:style style:name="P78" style:family="paragraph" style:parent-style-name="List_20_Paragraph" style:list-style-name="WWNum4">
      <style:text-properties officeooo:paragraph-rsid="0023c1f6"/>
    </style:style>
    <style:style style:name="P79" style:family="paragraph" style:parent-style-name="List_20_Paragraph" style:list-style-name="WWNum4">
      <style:text-properties officeooo:paragraph-rsid="002f2c7e"/>
    </style:style>
    <style:style style:name="P80" style:family="paragraph" style:parent-style-name="List_20_Paragraph" style:list-style-name="WWNum4">
      <style:text-properties officeooo:paragraph-rsid="002b671a"/>
    </style:style>
    <style:style style:name="P81" style:family="paragraph" style:parent-style-name="List_20_Paragraph" style:list-style-name="WWNum4">
      <style:text-properties officeooo:paragraph-rsid="00283aa4"/>
    </style:style>
    <style:style style:name="T1" style:family="text">
      <style:text-properties style:font-name="Arial" fo:font-size="16pt" style:font-size-asian="16pt" style:font-name-complex="Arial1" style:font-size-complex="16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94444" style:font-name-complex="Arial1"/>
    </style:style>
    <style:style style:name="T4" style:family="text">
      <style:text-properties style:font-name="Arial" officeooo:rsid="001afc51" style:font-name-complex="Arial1"/>
    </style:style>
    <style:style style:name="T5" style:family="text">
      <style:text-properties style:font-name="Arial" officeooo:rsid="0023b13d" style:font-name-complex="Arial1"/>
    </style:style>
    <style:style style:name="T6" style:family="text">
      <style:text-properties style:font-name="Arial" officeooo:rsid="0029d6e7" style:font-name-complex="Arial1"/>
    </style:style>
    <style:style style:name="T7" style:family="text">
      <style:text-properties style:font-name="Arial" officeooo:rsid="002b1121" style:font-name-complex="Arial1"/>
    </style:style>
    <style:style style:name="T8" style:family="text">
      <style:text-properties style:font-name="Arial" officeooo:rsid="004e1f19" style:font-name-complex="Arial1"/>
    </style:style>
    <style:style style:name="T9" style:family="text">
      <style:text-properties style:font-name="Arial" fo:font-weight="normal" style:font-weight-asian="normal" style:font-name-complex="Arial1"/>
    </style:style>
    <style:style style:name="T10" style:family="text">
      <style:text-properties style:font-name="Arial" fo:font-size="11pt" style:font-size-asian="11pt" style:font-name-complex="Arial1" style:font-size-complex="11pt"/>
    </style:style>
    <style:style style:name="T11" style:family="text">
      <style:text-properties style:font-name="Arial" fo:font-size="11pt" officeooo:rsid="00210ad8" style:font-size-asian="11pt" style:font-name-complex="Arial1" style:font-size-complex="11pt"/>
    </style:style>
    <style:style style:name="T12" style:family="text">
      <style:text-properties style:font-name="Arial" fo:font-size="11pt" fo:font-weight="normal" style:font-size-asian="11pt" style:font-weight-asian="normal" style:font-name-complex="Arial1" style:font-size-complex="11pt"/>
    </style:style>
    <style:style style:name="T13" style:family="text">
      <style:text-properties style:font-name="Arial" fo:font-size="11pt" fo:font-weight="normal" officeooo:rsid="00194444" style:font-size-asian="11pt" style:font-weight-asian="normal" style:font-name-complex="Arial1" style:font-size-complex="11pt"/>
    </style:style>
    <style:style style:name="T14" style:family="text">
      <style:text-properties style:font-name="Arial" fo:font-size="11pt" fo:font-weight="normal" officeooo:rsid="001f46d7" style:font-size-asian="11pt" style:font-weight-asian="normal" style:font-name-complex="Arial1" style:font-size-complex="11pt"/>
    </style:style>
    <style:style style:name="T15" style:family="text">
      <style:text-properties style:font-name="Arial" fo:font-size="11pt" fo:font-weight="normal" officeooo:rsid="001fae99" style:font-size-asian="11pt" style:font-weight-asian="normal" style:font-name-complex="Arial1" style:font-size-complex="11pt"/>
    </style:style>
    <style:style style:name="T16" style:family="text">
      <style:text-properties style:font-name="Arial" fo:font-size="11pt" fo:font-weight="normal" officeooo:rsid="0022642a" style:font-size-asian="11pt" style:font-weight-asian="normal" style:font-name-complex="Arial1" style:font-size-complex="11pt"/>
    </style:style>
    <style:style style:name="T17" style:family="text">
      <style:text-properties style:font-name="Arial" fo:font-size="11pt" fo:font-weight="normal" officeooo:rsid="0023c1f6" style:font-size-asian="11pt" style:font-weight-asian="normal" style:font-name-complex="Arial1" style:font-size-complex="11pt"/>
    </style:style>
    <style:style style:name="T18" style:family="text">
      <style:text-properties style:font-name="Arial" fo:font-size="11pt" fo:font-weight="normal" officeooo:rsid="00244774" style:font-size-asian="11pt" style:font-weight-asian="normal" style:font-name-complex="Arial1" style:font-size-complex="11pt"/>
    </style:style>
    <style:style style:name="T19" style:family="text">
      <style:text-properties style:font-name="Arial" fo:font-size="11pt" fo:font-weight="normal" officeooo:rsid="00249949" style:font-size-asian="11pt" style:font-weight-asian="normal" style:font-name-complex="Arial1" style:font-size-complex="11pt"/>
    </style:style>
    <style:style style:name="T20" style:family="text">
      <style:text-properties style:font-name="Arial" fo:font-size="11pt" fo:font-weight="normal" officeooo:rsid="0025a318" style:font-size-asian="11pt" style:font-weight-asian="normal" style:font-name-complex="Arial1" style:font-size-complex="11pt"/>
    </style:style>
    <style:style style:name="T21" style:family="text">
      <style:text-properties style:font-name="Arial" fo:font-size="11pt" fo:font-weight="normal" officeooo:rsid="00265953" style:font-size-asian="11pt" style:font-weight-asian="normal" style:font-name-complex="Arial1" style:font-size-complex="11pt"/>
    </style:style>
    <style:style style:name="T22" style:family="text">
      <style:text-properties style:font-name="Arial" fo:font-size="11pt" fo:font-weight="normal" officeooo:rsid="00283aa4" style:font-size-asian="11pt" style:font-weight-asian="normal" style:font-name-complex="Arial1" style:font-size-complex="11pt"/>
    </style:style>
    <style:style style:name="T23" style:family="text">
      <style:text-properties style:font-name="Arial" fo:font-size="11pt" fo:font-weight="normal" officeooo:rsid="002b671a" style:font-size-asian="11pt" style:font-weight-asian="normal" style:font-name-complex="Arial1" style:font-size-complex="11pt"/>
    </style:style>
    <style:style style:name="T24" style:family="text">
      <style:text-properties style:font-name="Arial" fo:font-size="11pt" fo:font-weight="normal" officeooo:rsid="002d486a" style:font-size-asian="11pt" style:font-weight-asian="normal" style:font-name-complex="Arial1" style:font-size-complex="11pt"/>
    </style:style>
    <style:style style:name="T25" style:family="text">
      <style:text-properties style:font-name="Arial" fo:font-size="11pt" fo:font-weight="normal" officeooo:rsid="002e4061" style:font-size-asian="11pt" style:font-weight-asian="normal" style:font-name-complex="Arial1" style:font-size-complex="11pt"/>
    </style:style>
    <style:style style:name="T26" style:family="text">
      <style:text-properties style:font-name="Arial" fo:font-size="11pt" fo:font-weight="normal" officeooo:rsid="002f2c7e" style:font-size-asian="11pt" style:font-weight-asian="normal" style:font-name-complex="Arial1" style:font-size-complex="11pt"/>
    </style:style>
    <style:style style:name="T27" style:family="text">
      <style:text-properties style:font-name="Arial" fo:font-size="11pt" fo:font-weight="normal" officeooo:rsid="003d292d" style:font-size-asian="11pt" style:font-weight-asian="normal" style:font-name-complex="Arial1" style:font-size-complex="11pt"/>
    </style:style>
    <style:style style:name="T28" style:family="text">
      <style:text-properties style:font-name="Arial" fo:font-size="11pt" fo:font-weight="normal" officeooo:rsid="0042648f" style:font-size-asian="11pt" style:font-weight-asian="normal" style:font-name-complex="Arial1" style:font-size-complex="11pt"/>
    </style:style>
    <style:style style:name="T29" style:family="text">
      <style:text-properties style:font-name="Arial" fo:font-size="11pt" fo:font-weight="normal" officeooo:rsid="0043e9cc" style:font-size-asian="11pt" style:font-weight-asian="normal" style:font-name-complex="Arial1" style:font-size-complex="11pt"/>
    </style:style>
    <style:style style:name="T30" style:family="text">
      <style:text-properties style:font-name="Arial" fo:font-size="11pt" fo:font-weight="normal" officeooo:rsid="00464775" style:font-size-asian="11pt" style:font-weight-asian="normal" style:font-name-complex="Arial1" style:font-size-complex="11pt"/>
    </style:style>
    <style:style style:name="T31" style:family="text">
      <style:text-properties style:font-name="Arial" fo:font-size="11pt" fo:font-weight="normal" officeooo:rsid="004a04bd" style:font-size-asian="11pt" style:font-weight-asian="normal" style:font-name-complex="Arial1" style:font-size-complex="11pt"/>
    </style:style>
    <style:style style:name="T32" style:family="text">
      <style:text-properties style:font-name="Arial" fo:font-size="11pt" fo:font-weight="normal" officeooo:rsid="004b9eb6" style:font-size-asian="11pt" style:font-weight-asian="normal" style:font-name-complex="Arial1" style:font-size-complex="11pt"/>
    </style:style>
    <style:style style:name="T33" style:family="text">
      <style:text-properties style:font-name="Arial" fo:font-size="11pt" fo:font-weight="normal" officeooo:rsid="004bc567" style:font-size-asian="11pt" style:font-weight-asian="normal" style:font-name-complex="Arial1" style:font-size-complex="11pt"/>
    </style:style>
    <style:style style:name="T34" style:family="text">
      <style:text-properties style:font-name="Arial" fo:font-size="11pt" fo:font-weight="normal" officeooo:rsid="0050227c" style:font-size-asian="11pt" style:font-weight-asian="normal" style:font-name-complex="Arial1" style:font-size-complex="11pt"/>
    </style:style>
    <style:style style:name="T35" style:family="text">
      <style:text-properties style:font-name="Arial" fo:font-size="11pt" fo:font-weight="normal" officeooo:rsid="00515408" style:font-size-asian="11pt" style:font-weight-asian="normal" style:font-name-complex="Arial1" style:font-size-complex="11pt"/>
    </style:style>
    <style:style style:name="T36" style:family="text">
      <style:text-properties style:font-name="Arial" fo:font-weight="bold" style:font-weight-asian="bold" style:font-name-complex="Arial1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b1121"/>
    </style:style>
    <style:style style:name="T39" style:family="text">
      <style:text-properties officeooo:rsid="002f7370"/>
    </style:style>
    <style:style style:name="T40" style:family="text">
      <style:text-properties officeooo:rsid="00468f34"/>
    </style:style>
    <style:style style:name="T41" style:family="text">
      <style:text-properties officeooo:rsid="0046b860"/>
    </style:style>
    <style:style style:name="T42" style:family="text">
      <style:text-properties officeooo:rsid="004e1f19"/>
    </style:style>
    <style:style style:name="T43" style:family="text">
      <style:text-properties officeooo:rsid="005022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Gerência de Projetos (GP<text:span text:style-name="T43">R</text:span>)</text:p>
      <text:p text:style-name="P1"/>
      <text:list xml:id="list9011537225395903815" text:style-name="WWNum1">
        <text:list-item>
          <text:p text:style-name="P69"><text:span text:style-name="Strong"><text:span text:style-name="T1">Propósito</text:span></text:span></text:p>
        </text:list-item>
      </text:list>
      <text:p text:style-name="P21">Garantir o bom andamento dos projetos assim como extrair dos mesmos o máximo, <text:span text:style-name="T40">alcançando um ótimo desempenho, dentro do orçamento e de acordo com o cronograma.</text:span> <text:span text:style-name="T41">Não se foca apenas n</text:span>o produto resultante, mas também <text:span text:style-name="T41">n</text:span>a experiência <text:span text:style-name="T41">adquirida</text:span> e <text:span text:style-name="T41">n</text:span>as soluções geradas.</text:p>
      <text:list xml:id="list135604152575738" text:continue-numbering="true" text:style-name="WWNum1">
        <text:list-item>
          <text:p text:style-name="P69"><text:span text:style-name="Strong"><text:span text:style-name="T1">Definições</text:span></text:span></text:p>
        </text:list-item>
      </text:list>
      <text:p text:style-name="P64">É definido como a aplicação de conhecimento, de habilidades, de ferramentas e técnicas a uma ampla gama de atividades para atender aos requisitos de um determinado projeto. Os gerentes de projetos fazem isso ao padronizar tarefas rotineiras para obter resultados repetitivos e reduzir o número de tarefas que poderiam ser negligenciadas ou esquecidas.</text:p>
      <text:list xml:id="list135604293781655" text:continue-numbering="true" text:style-name="WWNum1">
        <text:list-item>
          <text:p text:style-name="P69"><text:span text:style-name="Strong"><text:span text:style-name="T1">Políticas</text:span></text:span></text:p>
        </text:list-item>
      </text:list>
      <text:list xml:id="list630033963892258367" text:style-name="WWNum5">
        <text:list-item>
          <text:p text:style-name="P71">Todas as alterações feitas no escopo do projeto devem ser comunicadas e autorizadas pela direção</text:p>
        </text:list-item>
        <text:list-item>
          <text:p text:style-name="P72">A alocação de pessoas e recursos deve ser criteriosamente definida pelo Gerente de Projetos</text:p>
        </text:list-item>
        <text:list-item>
          <text:p text:style-name="P72">Comunicações periódicas devem ser realizadas com todos os envolvidos, para revis<text:span text:style-name="T43">ões</text:span> em andamento</text:p>
        </text:list-item>
      </text:list>
      <text:list xml:id="list135604297803399" text:continue-list="list135604293781655" text:style-name="WWNum1">
        <text:list-item>
          <text:p text:style-name="P66"><text:span text:style-name="Strong"><text:span text:style-name="T1">Papeis</text:span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<text:span text:style-name="Strong"><text:span text:style-name="T10">Papel</text:span></text:span></text:p>
          </table:table-cell>
          <table:table-cell table:style-name="Tabela1.A1" office:value-type="string">
            <text:p text:style-name="P26"><text:span text:style-name="Strong"><text:span text:style-name="T12">Stakeholder (STK)</text:span></text:span></text:p>
          </table:table-cell>
        </table:table-row>
        <table:table-row table:style-name="Tabela1.1">
          <table:table-cell table:style-name="Tabela1.A1" office:value-type="string">
            <text:p text:style-name="P26"><text:span text:style-name="Strong"><text:span text:style-name="T10">Formação</text:span></text:span></text:p>
          </table:table-cell>
          <table:table-cell table:style-name="Tabela1.A1" office:value-type="string">
            <text:p text:style-name="P26"><text:span text:style-name="Strong"><text:span text:style-name="T12">Nenhuma</text:span></text:span></text:p>
          </table:table-cell>
        </table:table-row>
        <table:table-row table:style-name="Tabela1.3">
          <table:table-cell table:style-name="Tabela1.A1" office:value-type="string">
            <text:p text:style-name="P26"><text:span text:style-name="Strong"><text:span text:style-name="T10">Conhecimentos</text:span></text:span></text:p>
          </table:table-cell>
          <table:table-cell table:style-name="Tabela1.A1" office:value-type="string">
            <text:list xml:id="list4042468644108815205" text:style-name="WWNum3">
              <text:list-item>
                <text:p text:style-name="P73"><text:span text:style-name="Strong"><text:span text:style-name="T12">Capacidade de uso de computadores à nível de usuário;</text:span></text:span></text:p>
              </text:list-item>
              <text:list-item>
                <text:p text:style-name="P73"><text:span text:style-name="Strong"><text:span text:style-name="T12">Conhecimento avançado do domínio sobre o qual o sistema apoia. </text:span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26"><text:span text:style-name="Strong"><text:span text:style-name="T10">Responsabilidades</text:span></text:span></text:p>
          </table:table-cell>
          <table:table-cell table:style-name="Tabela1.A1" office:value-type="string">
            <text:list xml:id="list3212381551741903767" text:style-name="WWNum4">
              <text:list-item>
                <text:p text:style-name="P77"><text:span text:style-name="Strong"><text:span text:style-name="T12">Fornecer informações sobre o domínio o qual o sistema apoiará;</text:span></text:span></text:p>
              </text:list-item>
              <text:list-item>
                <text:p text:style-name="P77"><text:span text:style-name="Strong"><text:span text:style-name="T12">Fornecer informações sobre escopo do sistema;</text:span></text:span></text:p>
              </text:list-item>
            </text:list>
          </table:table-cell>
        </table:table-row>
      </table:table>
      <text:p text:style-name="P24"><text:span text:style-name="Strong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6"><text:span text:style-name="Strong"><text:span text:style-name="T10">Papel</text:span></text:span></text:p>
          </table:table-cell>
          <table:table-cell table:style-name="Tabela2.A1" office:value-type="string">
            <text:p text:style-name="P26"><text:span text:style-name="Strong"><text:span text:style-name="T12">Gerente de projeto (GP</text:span></text:span><text:span text:style-name="Strong"><text:span text:style-name="T34">R</text:span></text:span><text:span text:style-name="Strong"><text:span text:style-name="T12">), </text:span></text:span><text:span text:style-name="Strong"><text:span text:style-name="T17">membro da equipe técnica</text:span>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Strong"><text:span text:style-name="T10">Formação</text:span></text:span></text:p>
          </table:table-cell>
          <table:table-cell table:style-name="Tabela2.A1" office:value-type="string">
            <text:p text:style-name="P26"><text:span text:style-name="Strong"><text:span text:style-name="T12">Engenharia de Software.</text:span></text:span></text:p>
          </table:table-cell>
        </table:table-row>
        <table:table-row table:style-name="Tabela2.3">
          <table:table-cell table:style-name="Tabela2.A1" office:value-type="string">
            <text:p text:style-name="P26"><text:span text:style-name="Strong"><text:span text:style-name="T10">Conhecimentos</text:span></text:span></text:p>
          </table:table-cell>
          <table:table-cell table:style-name="Tabela2.A1" office:value-type="string">
            <text:list xml:id="list135604548088683" text:continue-list="list4042468644108815205" text:style-name="WWNum3">
              <text:list-item>
                <text:p text:style-name="P74"><text:span text:style-name="Strong"><text:span text:style-name="T13">Conhecimento sobre definição de escopo de projetos de software</text:span></text:span></text:p>
                <text:p text:style-name="P73"><text:span text:style-name="Strong"><text:span text:style-name="T12"/>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6"><text:span text:style-name="Strong"><text:span text:style-name="T10">Responsabilidades</text:span></text:span></text:p>
          </table:table-cell>
          <table:table-cell table:style-name="Tabela2.A1" office:value-type="string">
            <text:p text:style-name="P26">Presidir e auditar reuniões de definição de escopo</text:p>
            <text:p text:style-name="P41">Avaliar viabilidade dos projetos</text:p>
            <text:p text:style-name="P42">Delegar atividades para a Equipe técnica com prazo de conclusão</text:p>
          </table:table-cell>
        </table:table-row>
      </table:table>
      <text:p text:style-name="P36"/>
      <text:p text:style-name="P50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7"><text:span text:style-name="Strong"><text:span text:style-name="T10">Papel</text:span></text:span></text:p>
          </table:table-cell>
          <table:table-cell table:style-name="Tabela9.A1" office:value-type="string">
            <text:p text:style-name="P37"><text:span text:style-name="Strong"><text:span text:style-name="T17">Equipe técnica (ETN)</text:span></text:span></text:p>
          </table:table-cell>
        </table:table-row>
        <table:table-row table:style-name="Tabela9.1">
          <table:table-cell table:style-name="Tabela9.A1" office:value-type="string">
            <text:p text:style-name="P37"><text:span text:style-name="Strong"><text:span text:style-name="T10">Formação</text:span></text:span></text:p>
          </table:table-cell>
          <table:table-cell table:style-name="Tabela9.A1" office:value-type="string">
            <text:p text:style-name="P37"><text:span text:style-name="Strong"><text:span text:style-name="T16">E</text:span></text:span><text:span text:style-name="Strong"><text:span text:style-name="T17">nsino superior em sua área de atuação</text:span></text:span></text:p>
          </table:table-cell>
        </table:table-row>
        <table:table-row table:style-name="Tabela9.3">
          <table:table-cell table:style-name="Tabela9.A1" office:value-type="string">
            <text:p text:style-name="P37"><text:span text:style-name="Strong"><text:span text:style-name="T10">Conhecimentos</text:span></text:span></text:p>
          </table:table-cell>
          <table:table-cell table:style-name="Tabela9.A1" office:value-type="string">
            <text:list xml:id="list135606007616592" text:continue-numbering="true" text:style-name="WWNum3">
              <text:list-item>
                <text:p text:style-name="P75"><text:span text:style-name="Strong"><text:span text:style-name="T16">Conhecimento sobre </text:span></text:span><text:span text:style-name="Strong"><text:span text:style-name="T17">a sua área de atuação; </text:span></text:span></text:p>
              </text:list-item>
            </text:list>
          </table:table-cell>
        </table:table-row>
        <table:table-row table:style-name="Tabela9.1">
          <table:table-cell table:style-name="Tabela9.A1" office:value-type="string">
            <text:p text:style-name="P37"><text:span text:style-name="Strong"><text:span text:style-name="T10">Responsabilidades</text:span></text:span></text:p>
          </table:table-cell>
          <table:table-cell table:style-name="Tabela9.A1" office:value-type="string">
            <text:list xml:id="list135606274398340" text:continue-list="list3212381551741903767" text:style-name="WWNum4">
              <text:list-item>
                <text:p text:style-name="P78"><text:span text:style-name="Strong"><text:span text:style-name="T17">Atuar sobre a sua área;</text:span></text:span></text:p>
              </text:list-item>
              <text:list-item>
                <text:p text:style-name="P79"><text:span text:style-name="Strong"><text:span text:style-name="T26">Estimar tempo necessário para execução de tarefa.</text:span></text:span></text:p>
              </text:list-item>
              <text:list-item>
                <text:p text:style-name="P80"><text:span text:style-name="Strong"><text:span text:style-name="T24">Confir</text:span></text:span><text:span text:style-name="Strong"><text:span text:style-name="T23">mar compromisso de execução de projeto.</text:span></text:span></text:p>
              </text:list-item>
            </text:list>
          </table:table-cell>
        </table:table-row>
      </table:table>
      <text:p text:style-name="P51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8"><text:span text:style-name="Strong"><text:span text:style-name="T10">Papel</text:span></text:span></text:p>
          </table:table-cell>
          <table:table-cell table:style-name="Tabela16.A1" office:value-type="string">
            <text:p text:style-name="P38"><text:span text:style-name="Strong"><text:span text:style-name="T22">Gerente de configuração</text:span></text:span></text:p>
          </table:table-cell>
        </table:table-row>
        <table:table-row table:style-name="Tabela16.1">
          <table:table-cell table:style-name="Tabela16.A1" office:value-type="string">
            <text:p text:style-name="P38"><text:span text:style-name="Strong"><text:span text:style-name="T10">Formação</text:span></text:span></text:p>
          </table:table-cell>
          <table:table-cell table:style-name="Tabela16.A1" office:value-type="string">
            <text:p text:style-name="P38"><text:span text:style-name="Strong"><text:span text:style-name="T19">Formação em </text:span></text:span><text:span text:style-name="Strong"><text:span text:style-name="T22">Engenharia de Software</text:span></text:span><text:span text:style-name="Strong"><text:span text:style-name="T19"> ou afins com foco e</text:span></text:span><text:span text:style-name="Strong"><text:span text:style-name="T20">m </text:span></text:span><text:span text:style-name="Strong"><text:span text:style-name="T22">Gerência de </text:span></text:span><text:soft-page-break/><text:span text:style-name="Strong"><text:span text:style-name="T22">configuração</text:span></text:span></text:p>
          </table:table-cell>
        </table:table-row>
        <table:table-row table:style-name="Tabela16.3">
          <table:table-cell table:style-name="Tabela16.A1" office:value-type="string">
            <text:p text:style-name="P38"><text:span text:style-name="Strong"><text:span text:style-name="T10">Conhecimentos</text:span></text:span></text:p>
          </table:table-cell>
          <table:table-cell table:style-name="Tabela16.A1" office:value-type="string">
            <text:list xml:id="list135605689090471" text:continue-list="list135606007616592" text:style-name="WWNum3">
              <text:list-item>
                <text:p text:style-name="P76"><text:span text:style-name="Strong"><text:span text:style-name="T20">Conhecimentos avançados </text:span></text:span><text:span text:style-name="Strong"><text:span text:style-name="T21">d</text:span></text:span><text:span text:style-name="Strong"><text:span text:style-name="T22">e manejamento de repositórios</text:span>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38"><text:span text:style-name="Strong"><text:span text:style-name="T10">Responsabilidades</text:span></text:span></text:p>
          </table:table-cell>
          <table:table-cell table:style-name="Tabela16.A1" office:value-type="string">
            <text:list xml:id="list135605475658813" text:continue-list="list135606274398340" text:style-name="WWNum4">
              <text:list-item>
                <text:p text:style-name="P81"><text:span text:style-name="Strong"><text:span text:style-name="T22">Manejar repositórios</text:span></text:span></text:p>
              </text:list-item>
              <text:list-item>
                <text:p text:style-name="P81"><text:span text:style-name="Strong"><text:span text:style-name="T22">Controle de versão do software</text:span></text:span></text:p>
              </text:list-item>
            </text:list>
          </table:table-cell>
        </table:table-row>
      </table:table>
      <text:p text:style-name="P52"/>
      <text:list xml:id="list135605582152949" text:continue-list="list135604297803399" text:style-name="WWNum1">
        <text:list-item>
          <text:p text:style-name="P70"><text:span text:style-name="Strong"><text:span text:style-name="T1">Métricas</text:span></text:span></text:p>
        </text:list-item>
      </text:list>
      <text:h text:style-name="P65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6"><text:span text:style-name="Strong"><text:span text:style-name="T10">Indicador</text:span></text:span></text:p>
          </table:table-cell>
          <table:table-cell table:style-name="Tabela3.A1" office:value-type="string">
            <text:p text:style-name="P45"><text:span text:style-name="Strong"><text:span text:style-name="T31">Esforço para a criação do cronograma</text:span></text:span></text:p>
          </table:table-cell>
        </table:table-row>
        <table:table-row table:style-name="Tabela3.1">
          <table:table-cell table:style-name="Tabela3.A1" office:value-type="string">
            <text:p text:style-name="P26"><text:span text:style-name="Strong"><text:span text:style-name="T10">Objetivo</text:span></text:span></text:p>
          </table:table-cell>
          <table:table-cell table:style-name="Tabela3.A1" office:value-type="string">
            <text:p text:style-name="P26"><text:span text:style-name="Strong"><text:span text:style-name="T31">O objetivo do indicador é apresentar o esforço necessário da equipe para a definição do cronograma</text:span></text:span></text:p>
          </table:table-cell>
        </table:table-row>
        <table:table-row table:style-name="Tabela3.3">
          <table:table-cell table:style-name="Tabela3.A1" office:value-type="string">
            <text:p text:style-name="P26"><text:span text:style-name="Strong"><text:span text:style-name="T10">Coleta</text:span></text:span></text:p>
          </table:table-cell>
          <table:table-cell table:style-name="Tabela3.A1" office:value-type="string">
            <text:p text:style-name="Standard"><text:span text:style-name="Strong"><text:span text:style-name="T31">A coleta tem como base a quantidade de pessoas envolvidas multiplicado pelo tempo total gasto com a atividade</text:span></text:span></text:p>
          </table:table-cell>
        </table:table-row>
        <table:table-row table:style-name="Tabela3.1">
          <table:table-cell table:style-name="Tabela3.A1" office:value-type="string">
            <text:p text:style-name="P26"><text:span text:style-name="Strong"><text:span text:style-name="T10">Análise</text:span></text:span></text:p>
          </table:table-cell>
          <table:table-cell table:style-name="Tabela3.A1" office:value-type="string">
            <text:p text:style-name="Standard"><text:span text:style-name="Strong"><text:span text:style-name="T31">De acordo com a importância da métrica no que diz respeito a todo o processo, ALTO</text:span></text:span></text:p>
          </table:table-cell>
        </table:table-row>
      </table:table>
      <text:p text:style-name="P20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5"><text:span text:style-name="Strong"><text:span text:style-name="T10">Indicador</text:span></text:span></text:p>
          </table:table-cell>
          <table:table-cell table:style-name="Tabela11.A1" office:value-type="string">
            <text:p text:style-name="P46"><text:span text:style-name="Strong"><text:span text:style-name="T32">Custo para a criação do cronograma</text:span></text:span></text:p>
          </table:table-cell>
        </table:table-row>
        <table:table-row table:style-name="Tabela11.1">
          <table:table-cell table:style-name="Tabela11.A1" office:value-type="string">
            <text:p text:style-name="P45"><text:span text:style-name="Strong"><text:span text:style-name="T10">Objetivo</text:span></text:span></text:p>
          </table:table-cell>
          <table:table-cell table:style-name="Tabela11.A1" office:value-type="string">
            <text:p text:style-name="P46"><text:span text:style-name="Strong"><text:span text:style-name="T31">O objetivo do indicador é apresentar o </text:span></text:span><text:span text:style-name="Strong"><text:span text:style-name="T32">custo</text:span></text:span><text:span text:style-name="Strong"><text:span text:style-name="T31"> necessário para a </text:span></text:span><text:span text:style-name="Strong"><text:span text:style-name="T32">criação</text:span></text:span><text:span text:style-name="Strong"><text:span text:style-name="T31"> do cronograma</text:span></text:span></text:p>
          </table:table-cell>
        </table:table-row>
        <table:table-row table:style-name="Tabela11.3">
          <table:table-cell table:style-name="Tabela11.A1" office:value-type="string">
            <text:p text:style-name="P45"><text:span text:style-name="Strong"><text:span text:style-name="T10">Coleta</text:span></text:span></text:p>
          </table:table-cell>
          <table:table-cell table:style-name="Tabela11.A1" office:value-type="string">
            <text:p text:style-name="P17"><text:span text:style-name="Strong"><text:span text:style-name="T33">A coleta tem como base a quantidade de pessoas e recursos envolvidos (físicos e intelectuais) multiplicado pelo tempo total gasto com as atividades</text:span></text:span></text:p>
          </table:table-cell>
        </table:table-row>
        <table:table-row table:style-name="Tabela11.1">
          <table:table-cell table:style-name="Tabela11.A1" office:value-type="string">
            <text:p text:style-name="P45"><text:span text:style-name="Strong"><text:span text:style-name="T10">Análise</text:span></text:span></text:p>
          </table:table-cell>
          <table:table-cell table:style-name="Tabela11.A1" office:value-type="string">
            <text:p text:style-name="P18"><text:span text:style-name="Strong"><text:span text:style-name="T31">De acordo com a importância da métrica no que diz respeito a todo o processo, ALTO</text:span></text:span></text:p>
          </table:table-cell>
        </table:table-row>
      </table:table>
      <text:p text:style-name="P2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5"><text:span text:style-name="Strong"><text:span text:style-name="T10">Indicador</text:span></text:span></text:p>
          </table:table-cell>
          <table:table-cell table:style-name="Tabela12.A1" office:value-type="string">
            <text:p text:style-name="P47"><text:span text:style-name="Strong"><text:span text:style-name="T33">Custo para a aceitação de requisitos</text:span></text:span></text:p>
          </table:table-cell>
        </table:table-row>
        <table:table-row table:style-name="Tabela12.1">
          <table:table-cell table:style-name="Tabela12.A1" office:value-type="string">
            <text:p text:style-name="P45"><text:span text:style-name="Strong"><text:span text:style-name="T10">Objetivo</text:span></text:span></text:p>
          </table:table-cell>
          <table:table-cell table:style-name="Tabela12.A1" office:value-type="string">
            <text:p text:style-name="P47"><text:span text:style-name="Strong"><text:span text:style-name="T31">O objetivo do indicador é apresentar o </text:span></text:span><text:span text:style-name="Strong"><text:span text:style-name="T32">custo</text:span></text:span><text:span text:style-name="Strong"><text:span text:style-name="T31"> necessário para a </text:span></text:span><text:span text:style-name="Strong"><text:span text:style-name="T33">aceitação de requisitos</text:span></text:span></text:p>
          </table:table-cell>
        </table:table-row>
        <table:table-row table:style-name="Tabela12.3">
          <table:table-cell table:style-name="Tabela12.A1" office:value-type="string">
            <text:p text:style-name="P45"><text:span text:style-name="Strong"><text:span text:style-name="T10">Coleta</text:span></text:span></text:p>
          </table:table-cell>
          <table:table-cell table:style-name="Tabela12.A1" office:value-type="string">
            <text:p text:style-name="P18"><text:span text:style-name="Strong"><text:span text:style-name="T33">A coleta tem como base a quantidade de pessoas e recursos envolvidos (físicos e intelectuais) multiplicado pelo tempo total gasto com as atividades</text:span></text:span></text:p>
          </table:table-cell>
        </table:table-row>
        <table:table-row table:style-name="Tabela12.1">
          <table:table-cell table:style-name="Tabela12.A1" office:value-type="string">
            <text:p text:style-name="P45"><text:span text:style-name="Strong"><text:span text:style-name="T10">Análise</text:span></text:span></text:p>
          </table:table-cell>
          <table:table-cell table:style-name="Tabela12.A1" office:value-type="string">
            <text:p text:style-name="P18"><text:span text:style-name="Strong"><text:span text:style-name="T31">De acordo com a importância da métrica no que diz respeito a todo o processo, ALTO</text:span></text:span></text:p>
          </table:table-cell>
        </table:table-row>
      </table:table>
      <text:p text:style-name="P60"><text:span text:style-name="Strong"><text:span text:style-name="T1"/></text:span></text:p>
      <text:list xml:id="list135605292987857" text:continue-numbering="true" text:style-name="WWNum1">
        <text:list-item>
          <text:p text:style-name="P67"><text:span text:style-name="Strong"><text:span text:style-name="T1">Comunicações</text:span></text:span></text:p>
        </text:list-item>
      </text:list>
      <text:p text:style-name="P2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6"><text:span text:style-name="Strong"><text:span text:style-name="T10">Comunicação</text:span></text:span></text:p>
          </table:table-cell>
          <table:table-cell table:style-name="Tabela4.A1" office:value-type="string">
            <text:p text:style-name="P27"><text:span text:style-name="Strong"><text:span text:style-name="T14">Comunicação de início de projeto.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Strong"><text:span text:style-name="T10">Emissor</text:span></text:span></text:p>
          </table:table-cell>
          <table:table-cell table:style-name="Tabela4.A1" office:value-type="string">
            <text:p text:style-name="P27"><text:span text:style-name="Strong"><text:span text:style-name="T14">Diretor.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4.A1" office:value-type="string">
            <text:p text:style-name="P26"><text:span text:style-name="Strong"><text:span text:style-name="T14">Gerente de projetos.</text:span></text:span></text:p>
          </table:table-cell>
        </table:table-row>
        <table:table-row table:style-name="Tabela4.4">
          <table:table-cell table:style-name="Tabela4.A1" office:value-type="string">
            <text:p text:style-name="P26"><text:span text:style-name="Strong"><text:span text:style-name="T10">Mensagem</text:span></text:span></text:p>
          </table:table-cell>
          <table:table-cell table:style-name="Tabela4.A1" office:value-type="string">
            <text:p text:style-name="P26"><text:span text:style-name="Strong"><text:span text:style-name="T14">O projeto &lt;nome do projeto&gt; está aprovado para ser iniciado, sendo os Stakeholders &lt;nome do Stakeholder 1&gt;, &lt;nome do Stakeholder 2&gt;.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Strong"><text:span text:style-name="T10">Meio de Comunicação</text:span></text:span></text:p>
          </table:table-cell>
          <table:table-cell table:style-name="Tabela4.A1" office:value-type="string">
            <text:p text:style-name="P26"><text:span text:style-name="Strong"><text:span text:style-name="T15">Email</text:span></text:span></text:p>
          </table:table-cell>
        </table:table-row>
        <table:table-row table:style-name="Tabela4.6">
          <table:table-cell table:style-name="Tabela4.A1" office:value-type="string">
            <text:p text:style-name="P26"><text:span text:style-name="Strong"><text:span text:style-name="T10">Quando</text:span></text:span></text:p>
          </table:table-cell>
          <table:table-cell table:style-name="Tabela4.A1" office:value-type="string">
            <text:p text:style-name="P26"><text:span text:style-name="Strong"><text:span text:style-name="T15">A escolha do diretor</text:span></text:span></text:p>
          </table:table-cell>
        </table:table-row>
      </table:table>
      <text:p text:style-name="P24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<text:span text:style-name="Strong"><text:span text:style-name="T10">Comunicação</text:span></text:span></text:p>
          </table:table-cell>
          <table:table-cell table:style-name="Tabela6.A1" office:value-type="string">
            <text:p text:style-name="P28"><text:span text:style-name="Strong"><text:span text:style-name="T16">Marcar reunião para definição de escopo</text:span></text:span></text:p>
          </table:table-cell>
        </table:table-row>
        <table:table-row table:style-name="Tabela6.1">
          <table:table-cell table:style-name="Tabela6.A1" office:value-type="string">
            <text:p text:style-name="P35"><text:span text:style-name="Strong"><text:span text:style-name="T10">Emissor</text:span></text:span></text:p>
          </table:table-cell>
          <table:table-cell table:style-name="Tabela6.A1" office:value-type="string">
            <text:p text:style-name="P28"><text:span text:style-name="Strong"><text:span text:style-name="T16">Gerente de projetos.</text:span></text:span></text:p>
          </table:table-cell>
        </table:table-row>
        <table:table-row table:style-name="Tabela6.1">
          <table:table-cell table:style-name="Tabela6.A1" office:value-type="string">
            <text:p text:style-name="P35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6.A1" office:value-type="string">
            <text:p text:style-name="P35"><text:span text:style-name="Strong"><text:span text:style-name="T16">Stakeholders.</text:span></text:span></text:p>
          </table:table-cell>
        </table:table-row>
        <text:soft-page-break/>
        <table:table-row table:style-name="Tabela6.4">
          <table:table-cell table:style-name="Tabela6.A1" office:value-type="string">
            <text:p text:style-name="P35"><text:span text:style-name="Strong"><text:span text:style-name="T10">Mensagem</text:span></text:span></text:p>
          </table:table-cell>
          <table:table-cell table:style-name="Tabela6.A1" office:value-type="string">
            <text:p text:style-name="P35"><text:span text:style-name="Strong"><text:span text:style-name="T16">A reunião do</text:span></text:span><text:span text:style-name="Strong"><text:span text:style-name="T14"> projeto &lt;nome do projeto&gt;</text:span></text:span><text:span text:style-name="Strong"><text:span text:style-name="T26"> para definição do escopo</text:span></text:span><text:span text:style-name="Strong"><text:span text:style-name="T14"> </text:span></text:span><text:span text:style-name="Strong"><text:span text:style-name="T16">acontecerá na data e hora &lt;data e hora&gt; no local &lt;nome do local&gt;.</text:span></text:span></text:p>
          </table:table-cell>
        </table:table-row>
        <table:table-row table:style-name="Tabela6.1">
          <table:table-cell table:style-name="Tabela6.A1" office:value-type="string">
            <text:p text:style-name="P35"><text:span text:style-name="Strong"><text:span text:style-name="T10">Meio de Comunicação</text:span></text:span></text:p>
          </table:table-cell>
          <table:table-cell table:style-name="Tabela6.A1" office:value-type="string">
            <text:p text:style-name="P35"><text:span text:style-name="Strong"><text:span text:style-name="T15">Email</text:span></text:span></text:p>
          </table:table-cell>
        </table:table-row>
        <table:table-row table:style-name="Tabela6.6">
          <table:table-cell table:style-name="Tabela6.A1" office:value-type="string">
            <text:p text:style-name="P35"><text:span text:style-name="Strong"><text:span text:style-name="T10">Quando</text:span></text:span></text:p>
          </table:table-cell>
          <table:table-cell table:style-name="Tabela6.A1" office:value-type="string">
            <text:p text:style-name="P35"><text:span text:style-name="Strong"><text:span text:style-name="T18">Um</text:span></text:span><text:span text:style-name="Strong"><text:span text:style-name="T15">a </text:span></text:span><text:span text:style-name="Strong"><text:span text:style-name="T18">semana antes da reunião para definição de escopo</text:span></text:span><text:span text:style-name="Strong"><text:span text:style-name="T15">.</text:span></text:span></text:p>
          </table:table-cell>
        </table:table-row>
      </table:table>
      <text:p text:style-name="P23"><text:span text:style-name="Strong"/>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9"><text:span text:style-name="Strong"><text:span text:style-name="T10">Comunicação</text:span></text:span></text:p>
          </table:table-cell>
          <table:table-cell table:style-name="Tabela18.A1" office:value-type="string">
            <text:p text:style-name="P33"><text:span text:style-name="Strong"><text:span text:style-name="T34">Sprint Planning</text:span></text:span></text:p>
          </table:table-cell>
        </table:table-row>
        <table:table-row table:style-name="Tabela18.1">
          <table:table-cell table:style-name="Tabela18.A1" office:value-type="string">
            <text:p text:style-name="P39"><text:span text:style-name="Strong"><text:span text:style-name="T10">Emissor</text:span></text:span></text:p>
          </table:table-cell>
          <table:table-cell table:style-name="Tabela18.A1" office:value-type="string">
            <text:p text:style-name="P29"><text:span text:style-name="Strong"><text:span text:style-name="T16">Gerente de projetos.</text:span></text:span></text:p>
          </table:table-cell>
        </table:table-row>
        <table:table-row table:style-name="Tabela18.1">
          <table:table-cell table:style-name="Tabela18.A1" office:value-type="string">
            <text:p text:style-name="P39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18.A1" office:value-type="string">
            <text:p text:style-name="P48"><text:span text:style-name="Strong"><text:span text:style-name="T34">Equipe técnica</text:span></text:span></text:p>
          </table:table-cell>
        </table:table-row>
        <table:table-row table:style-name="Tabela18.4">
          <table:table-cell table:style-name="Tabela18.A1" office:value-type="string">
            <text:p text:style-name="P39"><text:span text:style-name="Strong"><text:span text:style-name="T10">Mensagem</text:span></text:span></text:p>
          </table:table-cell>
          <table:table-cell table:style-name="Tabela18.A1" office:value-type="string">
            <text:p text:style-name="P39"><text:span text:style-name="Strong"><text:span text:style-name="T16">A reunião do</text:span></text:span><text:span text:style-name="Strong"><text:span text:style-name="T14"> projeto &lt;nome do projeto&gt; </text:span></text:span><text:span text:style-name="Strong"><text:span text:style-name="T26">para </text:span></text:span><text:span text:style-name="Strong"><text:span text:style-name="T34">planejamento da Sprint</text:span></text:span><text:span text:style-name="Strong"><text:span text:style-name="T26"> do projeto </text:span></text:span><text:span text:style-name="Strong"><text:span text:style-name="T16">acontecerá na data e hora &lt;data e hora&gt; no local &lt;nome do local&gt;.</text:span></text:span></text:p>
          </table:table-cell>
        </table:table-row>
        <table:table-row table:style-name="Tabela18.1">
          <table:table-cell table:style-name="Tabela18.A1" office:value-type="string">
            <text:p text:style-name="P39"><text:span text:style-name="Strong"><text:span text:style-name="T10">Meio de Comunicação</text:span></text:span></text:p>
          </table:table-cell>
          <table:table-cell table:style-name="Tabela18.A1" office:value-type="string">
            <text:p text:style-name="P48"><text:span text:style-name="Strong"><text:span text:style-name="T34">Skype</text:span></text:span></text:p>
          </table:table-cell>
        </table:table-row>
        <table:table-row table:style-name="Tabela18.6">
          <table:table-cell table:style-name="Tabela18.A1" office:value-type="string">
            <text:p text:style-name="P39"><text:span text:style-name="Strong"><text:span text:style-name="T10">Quando</text:span></text:span></text:p>
          </table:table-cell>
          <table:table-cell table:style-name="Tabela18.A1" office:value-type="string">
            <text:p text:style-name="P48"><text:span text:style-name="Strong"><text:span text:style-name="T34">A cada 15 dias</text:span></text:span></text:p>
          </table:table-cell>
        </table:table-row>
      </table:table>
      <text:p text:style-name="P55"><text:span text:style-name="Strong"/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40"><text:span text:style-name="Strong"><text:span text:style-name="T10">Comunicação</text:span></text:span></text:p>
          </table:table-cell>
          <table:table-cell table:style-name="Tabela19.A1" office:value-type="string">
            <text:p text:style-name="P34"><text:span text:style-name="Strong"><text:span text:style-name="T35">Daily (Weekly) Sprint</text:span></text:span></text:p>
          </table:table-cell>
        </table:table-row>
        <table:table-row table:style-name="Tabela19.1">
          <table:table-cell table:style-name="Tabela19.A1" office:value-type="string">
            <text:p text:style-name="P40"><text:span text:style-name="Strong"><text:span text:style-name="T10">Emissor</text:span></text:span></text:p>
          </table:table-cell>
          <table:table-cell table:style-name="Tabela19.A1" office:value-type="string">
            <text:p text:style-name="P30"><text:span text:style-name="Strong"><text:span text:style-name="T16">Gerente de projetos.</text:span></text:span></text:p>
          </table:table-cell>
        </table:table-row>
        <table:table-row table:style-name="Tabela19.1">
          <table:table-cell table:style-name="Tabela19.A1" office:value-type="string">
            <text:p text:style-name="P40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19.A1" office:value-type="string">
            <text:p text:style-name="P40"><text:span text:style-name="Strong"><text:span text:style-name="T25">Equipe técnica</text:span></text:span></text:p>
          </table:table-cell>
        </table:table-row>
        <table:table-row table:style-name="Tabela19.4">
          <table:table-cell table:style-name="Tabela19.A1" office:value-type="string">
            <text:p text:style-name="P40"><text:span text:style-name="Strong"><text:span text:style-name="T10">Mensagem</text:span></text:span></text:p>
          </table:table-cell>
          <table:table-cell table:style-name="Tabela19.A1" office:value-type="string">
            <text:p text:style-name="P40"><text:span text:style-name="Strong"><text:span text:style-name="T16">A reunião do</text:span></text:span><text:span text:style-name="Strong"><text:span text:style-name="T14"> projeto &lt;nome do projeto&gt; </text:span></text:span><text:span text:style-name="Strong"><text:span text:style-name="T26">para </text:span></text:span><text:span text:style-name="Strong"><text:span text:style-name="T34">entrega das estórias de usuário definidas na Sprint Planning</text:span></text:span><text:span text:style-name="Strong"><text:span text:style-name="T14"> </text:span></text:span><text:span text:style-name="Strong"><text:span text:style-name="T16">acontecerá na data e hora &lt;data e hora&gt; no local &lt;nome do local&gt;.</text:span></text:span></text:p>
          </table:table-cell>
        </table:table-row>
        <table:table-row table:style-name="Tabela19.1">
          <table:table-cell table:style-name="Tabela19.A1" office:value-type="string">
            <text:p text:style-name="P40"><text:span text:style-name="Strong"><text:span text:style-name="T10">Meio de Comunicação</text:span></text:span></text:p>
          </table:table-cell>
          <table:table-cell table:style-name="Tabela19.A1" office:value-type="string">
            <text:p text:style-name="P48"><text:span text:style-name="Strong"><text:span text:style-name="T34">Skype</text:span></text:span></text:p>
          </table:table-cell>
        </table:table-row>
        <table:table-row table:style-name="Tabela19.6">
          <table:table-cell table:style-name="Tabela19.A1" office:value-type="string">
            <text:p text:style-name="P40"><text:span text:style-name="Strong"><text:span text:style-name="T10">Quando</text:span></text:span></text:p>
          </table:table-cell>
          <table:table-cell table:style-name="Tabela19.A1" office:value-type="string">
            <text:p text:style-name="P49"><text:span text:style-name="Strong"><text:span text:style-name="T35">Semanalmente</text:span></text:span></text:p>
          </table:table-cell>
        </table:table-row>
      </table:table>
      <text:p text:style-name="P56"><text:span text:style-name="Strong"/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40"><text:span text:style-name="Strong"><text:span text:style-name="T10">Comunicação</text:span></text:span></text:p>
          </table:table-cell>
          <table:table-cell table:style-name="Tabela20.A1" office:value-type="string">
            <text:p text:style-name="P33"><text:span text:style-name="Strong"><text:span text:style-name="T34">Sprint Review</text:span></text:span></text:p>
          </table:table-cell>
        </table:table-row>
        <table:table-row table:style-name="Tabela20.1">
          <table:table-cell table:style-name="Tabela20.A1" office:value-type="string">
            <text:p text:style-name="P40"><text:span text:style-name="Strong"><text:span text:style-name="T10">Emissor</text:span></text:span></text:p>
          </table:table-cell>
          <table:table-cell table:style-name="Tabela20.A1" office:value-type="string">
            <text:p text:style-name="P30"><text:span text:style-name="Strong"><text:span text:style-name="T16">Gerente de projetos.</text:span></text:span></text:p>
          </table:table-cell>
        </table:table-row>
        <table:table-row table:style-name="Tabela20.1">
          <table:table-cell table:style-name="Tabela20.A1" office:value-type="string">
            <text:p text:style-name="P40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20.A1" office:value-type="string">
            <text:p text:style-name="P40"><text:span text:style-name="Strong"><text:span text:style-name="T25">Equipe técnica</text:span></text:span></text:p>
          </table:table-cell>
        </table:table-row>
        <table:table-row table:style-name="Tabela20.4">
          <table:table-cell table:style-name="Tabela20.A1" office:value-type="string">
            <text:p text:style-name="P40"><text:span text:style-name="Strong"><text:span text:style-name="T10">Mensagem</text:span></text:span></text:p>
          </table:table-cell>
          <table:table-cell table:style-name="Tabela20.A1" office:value-type="string">
            <text:p text:style-name="P40"><text:span text:style-name="Strong"><text:span text:style-name="T16">A reunião do</text:span></text:span><text:span text:style-name="Strong"><text:span text:style-name="T14"> projeto &lt;nome do projeto&gt; </text:span></text:span><text:span text:style-name="Strong"><text:span text:style-name="T26">para </text:span></text:span><text:span text:style-name="Strong"><text:span text:style-name="T34">entrega das estórias de usuário definidas na Sprint Planning</text:span></text:span><text:span text:style-name="Strong"><text:span text:style-name="T14"> </text:span></text:span><text:span text:style-name="Strong"><text:span text:style-name="T16">acontecerá na data e hora &lt;data e hora&gt; no local &lt;nome do local&gt;.</text:span></text:span></text:p>
          </table:table-cell>
        </table:table-row>
        <table:table-row table:style-name="Tabela20.1">
          <table:table-cell table:style-name="Tabela20.A1" office:value-type="string">
            <text:p text:style-name="P40"><text:span text:style-name="Strong"><text:span text:style-name="T10">Meio de Comunicação</text:span></text:span></text:p>
          </table:table-cell>
          <table:table-cell table:style-name="Tabela20.A1" office:value-type="string">
            <text:p text:style-name="P48"><text:span text:style-name="Strong"><text:span text:style-name="T34">Skype</text:span></text:span></text:p>
          </table:table-cell>
        </table:table-row>
        <table:table-row table:style-name="Tabela20.6">
          <table:table-cell table:style-name="Tabela20.A1" office:value-type="string">
            <text:p text:style-name="P40"><text:span text:style-name="Strong"><text:span text:style-name="T10">Quando</text:span></text:span></text:p>
          </table:table-cell>
          <table:table-cell table:style-name="Tabela20.A1" office:value-type="string">
            <text:p text:style-name="P48"><text:span text:style-name="Strong"><text:span text:style-name="T34">1 semana após a Sprint Planning</text:span></text:span></text:p>
          </table:table-cell>
        </table:table-row>
      </table:table>
      <text:p text:style-name="P57"><text:span text:style-name="Strong"/></text:p>
      <text:p text:style-name="P58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43"><text:span text:style-name="Strong"><text:span text:style-name="T10">Comunicação</text:span></text:span></text:p>
          </table:table-cell>
          <table:table-cell table:style-name="Tabela32.A1" office:value-type="string">
            <text:p text:style-name="P31"><text:span text:style-name="Strong"><text:span text:style-name="T29">Alterações aprovadas para a próxima release</text:span></text:span></text:p>
          </table:table-cell>
        </table:table-row>
        <table:table-row table:style-name="Tabela32.1">
          <table:table-cell table:style-name="Tabela32.A1" office:value-type="string">
            <text:p text:style-name="P43"><text:span text:style-name="Strong"><text:span text:style-name="T10">Emissor</text:span></text:span></text:p>
          </table:table-cell>
          <table:table-cell table:style-name="Tabela32.A1" office:value-type="string">
            <text:p text:style-name="P31"><text:span text:style-name="Strong"><text:span text:style-name="T29">Analista de Teste</text:span></text:span></text:p>
          </table:table-cell>
        </table:table-row>
        <table:table-row table:style-name="Tabela32.1">
          <table:table-cell table:style-name="Tabela32.A1" office:value-type="string">
            <text:p text:style-name="P43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32.A1" office:value-type="string">
            <text:p text:style-name="P43"><text:span text:style-name="Strong"><text:span text:style-name="T29">Gerente de Configuração</text:span></text:span></text:p>
          </table:table-cell>
        </table:table-row>
        <table:table-row table:style-name="Tabela32.4">
          <table:table-cell table:style-name="Tabela32.A1" office:value-type="string">
            <text:p text:style-name="P43"><text:span text:style-name="Strong"><text:span text:style-name="T10">Mensagem</text:span></text:span></text:p>
          </table:table-cell>
          <table:table-cell table:style-name="Tabela32.A1" office:value-type="string">
            <text:p text:style-name="P43"><text:span text:style-name="Strong"><text:span text:style-name="T29">As funcionalidades</text:span></text:span><text:span text:style-name="Strong"><text:span text:style-name="T28"> &lt;nome da</text:span></text:span><text:span text:style-name="Strong"><text:span text:style-name="T29">s</text:span></text:span><text:span text:style-name="Strong"><text:span text:style-name="T28"> funcionalidade</text:span></text:span><text:span text:style-name="Strong"><text:span text:style-name="T29">s</text:span></text:span><text:span text:style-name="Strong"><text:span text:style-name="T28">&gt; f</text:span></text:span><text:span text:style-name="Strong"><text:span text:style-name="T29">oram aprovadas pelo Teste.</text:span></text:span></text:p>
          </table:table-cell>
        </table:table-row>
        <table:table-row table:style-name="Tabela32.1">
          <table:table-cell table:style-name="Tabela32.A1" office:value-type="string">
            <text:p text:style-name="P43"><text:span text:style-name="Strong"><text:span text:style-name="T10">Meio de Comunicação</text:span></text:span></text:p>
          </table:table-cell>
          <table:table-cell table:style-name="Tabela32.A1" office:value-type="string">
            <text:p text:style-name="P43"><text:span text:style-name="Strong"><text:span text:style-name="T15">Email</text:span></text:span></text:p>
          </table:table-cell>
        </table:table-row>
        <table:table-row table:style-name="Tabela32.6">
          <table:table-cell table:style-name="Tabela32.A1" office:value-type="string">
            <text:p text:style-name="P43"><text:span text:style-name="Strong"><text:span text:style-name="T10">Quando</text:span></text:span></text:p>
          </table:table-cell>
          <table:table-cell table:style-name="Tabela32.A1" office:value-type="string">
            <text:p text:style-name="P43"><text:span text:style-name="Strong"><text:span text:style-name="T27">Após </text:span></text:span><text:span text:style-name="Strong"><text:span text:style-name="T29">efetuar testes.</text:span></text:span></text:p>
          </table:table-cell>
        </table:table-row>
      </table:table>
      <text:p text:style-name="P53"><text:span text:style-name="Strong"/></text:p>
      <table:table table:name="Tabela34" table:style-name="Tabela34">
        <table:table-column table:style-name="Tabela34.A"/>
        <table:table-column table:style-name="Tabela34.B"/>
        <text:soft-page-break/>
        <table:table-row table:style-name="Tabela34.1">
          <table:table-cell table:style-name="Tabela34.A1" office:value-type="string">
            <text:p text:style-name="P44"><text:span text:style-name="Strong"><text:span text:style-name="T10">Comunicação</text:span></text:span></text:p>
          </table:table-cell>
          <table:table-cell table:style-name="Tabela34.A1" office:value-type="string">
            <text:p text:style-name="P32"><text:span text:style-name="Strong"><text:span text:style-name="T30">Nova release</text:span></text:span></text:p>
          </table:table-cell>
        </table:table-row>
        <table:table-row table:style-name="Tabela34.1">
          <table:table-cell table:style-name="Tabela34.A1" office:value-type="string">
            <text:p text:style-name="P44"><text:span text:style-name="Strong"><text:span text:style-name="T10">Emissor</text:span></text:span></text:p>
          </table:table-cell>
          <table:table-cell table:style-name="Tabela34.A1" office:value-type="string">
            <text:p text:style-name="P32"><text:span text:style-name="Strong"><text:span text:style-name="T30">Gerente de Configuração</text:span></text:span></text:p>
          </table:table-cell>
        </table:table-row>
        <table:table-row table:style-name="Tabela34.1">
          <table:table-cell table:style-name="Tabela34.A1" office:value-type="string">
            <text:p text:style-name="P44"><text:span text:style-name="Strong"><text:span text:style-name="T10">Receptore</text:span></text:span><text:span text:style-name="Strong"><text:span text:style-name="T11">s</text:span></text:span></text:p>
          </table:table-cell>
          <table:table-cell table:style-name="Tabela34.A1" office:value-type="string">
            <text:p text:style-name="P44"><text:span text:style-name="Strong"><text:span text:style-name="T30">Equipe técnica</text:span></text:span></text:p>
          </table:table-cell>
        </table:table-row>
        <table:table-row table:style-name="Tabela34.4">
          <table:table-cell table:style-name="Tabela34.A1" office:value-type="string">
            <text:p text:style-name="P44"><text:span text:style-name="Strong"><text:span text:style-name="T10">Mensagem</text:span></text:span></text:p>
          </table:table-cell>
          <table:table-cell table:style-name="Tabela34.A1" office:value-type="string">
            <text:p text:style-name="P44"><text:span text:style-name="Strong"><text:span text:style-name="T30">Nova release de número &lt;número da release &gt; está pronta.</text:span></text:span></text:p>
          </table:table-cell>
        </table:table-row>
        <table:table-row table:style-name="Tabela34.1">
          <table:table-cell table:style-name="Tabela34.A1" office:value-type="string">
            <text:p text:style-name="P44"><text:span text:style-name="Strong"><text:span text:style-name="T10">Meio de Comunicação</text:span></text:span></text:p>
          </table:table-cell>
          <table:table-cell table:style-name="Tabela34.A1" office:value-type="string">
            <text:p text:style-name="P44"><text:span text:style-name="Strong"><text:span text:style-name="T15">Email</text:span></text:span></text:p>
          </table:table-cell>
        </table:table-row>
        <table:table-row table:style-name="Tabela34.6">
          <table:table-cell table:style-name="Tabela34.A1" office:value-type="string">
            <text:p text:style-name="P44"><text:span text:style-name="Strong"><text:span text:style-name="T10">Quando</text:span></text:span></text:p>
          </table:table-cell>
          <table:table-cell table:style-name="Tabela34.A1" office:value-type="string">
            <text:p text:style-name="P44"><text:span text:style-name="Strong"><text:span text:style-name="T27">Após </text:span></text:span><text:span text:style-name="Strong"><text:span text:style-name="T30">geração de nova release.</text:span></text:span></text:p>
          </table:table-cell>
        </table:table-row>
      </table:table>
      <text:p text:style-name="P54"><text:span text:style-name="Strong"/></text:p>
      <text:p text:style-name="P59"/>
      <text:list xml:id="list135604223976692" text:continue-numbering="true" text:style-name="WWNum1">
        <text:list-item>
          <text:p text:style-name="P68"><text:span text:style-name="Strong"><text:span text:style-name="T1">Atividades</text:span></text:span></text:p>
        </text:list-item>
      </text:list>
      <text:p text:style-name="P61"><text:span text:style-name="Strong"><text:span text:style-name="T9"/></text:span></text:p>
      <text:p text:style-name="P62"><text:span text:style-name="Strong"><text:span text:style-name="T9"/></text:span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4">Atividade</text:p>
          </table:table-cell>
          <table:table-cell table:style-name="Tabela14.A1" office:value-type="string">
            <text:p text:style-name="P15">Ativação do projeto</text:p>
          </table:table-cell>
        </table:table-row>
        <table:table-row table:style-name="Tabela14.1">
          <table:table-cell table:style-name="Tabela14.A1" table:number-rows-spanned="4" office:value-type="string">
            <text:p text:style-name="P4">Responsabilidades</text:p>
          </table:table-cell>
          <table:table-cell table:style-name="Tabela14.A1" office:value-type="string">
            <text:p text:style-name="P19"><text:span text:style-name="T36">Realização:</text:span><text:span text:style-name="T2"> </text:span><text:span text:style-name="T8">Diretor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19"><text:span text:style-name="T36">Aprovação:</text:span><text:span text:style-name="T2"> </text:span><text:span text:style-name="T3">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19"><text:span text:style-name="T36">Colaboração: </text:span><text:span text:style-name="T3">Gerente de projetos e 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19"><text:span text:style-name="T36">Informação: </text:span><text:span text:style-name="T3">Gerente de projetos e stakeholders</text:span></text:p>
          </table:table-cell>
        </table:table-row>
        <table:table-row table:style-name="Tabela14.1">
          <table:table-cell table:style-name="Tabela14.A1" table:number-rows-spanned="2" office:value-type="string">
            <text:p text:style-name="P4">Tarefas</text:p>
          </table:table-cell>
          <table:table-cell table:style-name="Tabela14.A1" office:value-type="string">
            <text:p text:style-name="P19"><text:span text:style-name="T36">1.</text:span><text:span text:style-name="T2"> </text:span><text:span text:style-name="T3">Reunião com </text:span><text:span text:style-name="T8">Gerente de projetos e stakeholders</text:span>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19"><text:span text:style-name="T36">2.</text:span><text:span text:style-name="T2"> </text:span><text:span text:style-name="T8">Aprovação para inicio do projeto</text:span></text:p>
          </table:table-cell>
        </table:table-row>
        <table:table-row table:style-name="Tabela14.1">
          <table:table-cell table:style-name="Tabela14.A1" office:value-type="string">
            <text:p text:style-name="P4">Pré-Condições</text:p>
          </table:table-cell>
          <table:table-cell table:style-name="Tabela14.A1" office:value-type="string">
            <text:p text:style-name="P7">Nenhum critério especifico</text:p>
          </table:table-cell>
        </table:table-row>
        <table:table-row table:style-name="Tabela14.1">
          <table:table-cell table:style-name="Tabela14.A1" office:value-type="string">
            <text:p text:style-name="P4">Entradas</text:p>
          </table:table-cell>
          <table:table-cell table:style-name="Tabela14.A1" office:value-type="string">
            <text:p text:style-name="P7">Nenhuma entrada especifica</text:p>
          </table:table-cell>
        </table:table-row>
        <table:table-row table:style-name="Tabela14.1">
          <table:table-cell table:style-name="Tabela14.A1" office:value-type="string">
            <text:p text:style-name="P4">Critérios de Saída</text:p>
          </table:table-cell>
          <table:table-cell table:style-name="Tabela14.A1" office:value-type="string">
            <text:p text:style-name="P10"><text:span text:style-name="T42">Projeto</text:span> aprovado por stakeholders <text:span text:style-name="T42">e gerente de projeto</text:span></text:p>
          </table:table-cell>
        </table:table-row>
        <table:table-row table:style-name="Tabela14.1">
          <table:table-cell table:style-name="Tabela14.A1" office:value-type="string">
            <text:p text:style-name="P4">Produtos</text:p>
          </table:table-cell>
          <table:table-cell table:style-name="Tabela14.A1" office:value-type="string">
            <text:p text:style-name="P15">Ordem de execução de projeto</text:p>
          </table:table-cell>
        </table:table-row>
        <table:table-row table:style-name="Tabela14.1">
          <table:table-cell table:style-name="Tabela14.A1" office:value-type="string">
            <text:p text:style-name="P4">Ferramentas</text:p>
          </table:table-cell>
          <table:table-cell table:style-name="Tabela14.A1" office:value-type="string">
            <text:p text:style-name="P10">Libre Office Writer</text:p>
          </table:table-cell>
        </table:table-row>
      </table:table>
      <text:p text:style-name="P1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">Atividade</text:p>
          </table:table-cell>
          <table:table-cell table:style-name="Tabela5.A1" office:value-type="string">
            <text:p text:style-name="P5">Definir Escopo</text:p>
          </table:table-cell>
        </table:table-row>
        <table:table-row table:style-name="Tabela5.1">
          <table:table-cell table:style-name="Tabela5.A1" table:number-rows-spanned="4" office:value-type="string">
            <text:p text:style-name="P2">Responsabilidades</text:p>
          </table:table-cell>
          <table:table-cell table:style-name="Tabela5.A1" office:value-type="string">
            <text:p text:style-name="Standard"><text:span text:style-name="T36">Realização: </text:span><text:span text:style-name="T3">Gerente de projeto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36">Aprovação: </text:span><text:span text:style-name="T3">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36">Colaboração: </text:span><text:span text:style-name="T3">Gerente de projetos e 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36">Informação: </text:span><text:span text:style-name="T3">Stakeholders</text:span></text:p>
          </table:table-cell>
        </table:table-row>
        <table:table-row table:style-name="Tabela5.1">
          <table:table-cell table:style-name="Tabela5.A1" table:number-rows-spanned="3" office:value-type="string">
            <text:p text:style-name="P2">Tarefas</text:p>
          </table:table-cell>
          <table:table-cell table:style-name="Tabela5.A1" office:value-type="string">
            <text:p text:style-name="Standard"><text:span text:style-name="T36">1.</text:span><text:span text:style-name="T2"> </text:span><text:span text:style-name="T3">Reunião com stakeholders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36">2.</text:span><text:span text:style-name="T2"> </text:span><text:span text:style-name="T3">Estruturação do Escopo</text:span>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Standard"><text:span text:style-name="T36">3.</text:span><text:span text:style-name="T2"> </text:span><text:span text:style-name="T4">Validação do Escopo</text:span></text:p>
          </table:table-cell>
        </table:table-row>
        <table:table-row table:style-name="Tabela5.1">
          <table:table-cell table:style-name="Tabela5.A1" office:value-type="string">
            <text:p text:style-name="P2">Pré-Condições</text:p>
          </table:table-cell>
          <table:table-cell table:style-name="Tabela5.A1" office:value-type="string">
            <text:p text:style-name="P6">Nenhum critério especifico</text:p>
          </table:table-cell>
        </table:table-row>
        <table:table-row table:style-name="Tabela5.1">
          <table:table-cell table:style-name="Tabela5.A1" office:value-type="string">
            <text:p text:style-name="P2">Entradas</text:p>
          </table:table-cell>
          <table:table-cell table:style-name="Tabela5.A1" office:value-type="string">
            <text:p text:style-name="P6">Nenhuma entrada especifica</text:p>
          </table:table-cell>
        </table:table-row>
        <table:table-row table:style-name="Tabela5.1">
          <table:table-cell table:style-name="Tabela5.A1" office:value-type="string">
            <text:p text:style-name="P2">Critérios de Saída</text:p>
          </table:table-cell>
          <table:table-cell table:style-name="Tabela5.A1" office:value-type="string">
            <text:p text:style-name="P8">Escopo aprovado por stakeholders</text:p>
          </table:table-cell>
        </table:table-row>
        <table:table-row table:style-name="Tabela5.1">
          <table:table-cell table:style-name="Tabela5.A1" office:value-type="string">
            <text:p text:style-name="P2">Produtos</text:p>
          </table:table-cell>
          <table:table-cell table:style-name="Tabela5.A1" office:value-type="string">
            <text:p text:style-name="P8">1. Documento de escopo</text:p>
          </table:table-cell>
        </table:table-row>
        <table:table-row table:style-name="Tabela5.1">
          <table:table-cell table:style-name="Tabela5.A1" office:value-type="string">
            <text:p text:style-name="P2">Ferramentas</text:p>
          </table:table-cell>
          <table:table-cell table:style-name="Tabela5.A1" office:value-type="string">
            <text:p text:style-name="P8">Libre Office Writer</text:p>
          </table:table-cell>
        </table:table-row>
      </table:table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3">Atividade</text:p>
          </table:table-cell>
          <table:table-cell table:style-name="Tabela17.A1" office:value-type="string">
            <text:p text:style-name="P12">Avaliar viabilidade</text:p>
          </table:table-cell>
        </table:table-row>
        <table:table-row table:style-name="Tabela17.1">
          <table:table-cell table:style-name="Tabela17.A1" table:number-rows-spanned="4" office:value-type="string">
            <text:p text:style-name="P3">Responsabilidades</text:p>
          </table:table-cell>
          <table:table-cell table:style-name="Tabela17.A1" office:value-type="string">
            <text:p text:style-name="P16"><text:span text:style-name="T36">Realização: </text:span><text:span text:style-name="T3">Gerente de projet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16"><text:span text:style-name="T36">Aprovação: </text:span><text:span text:style-name="T6">Diretor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16"><text:span text:style-name="T36">Colaboração: </text:span><text:span text:style-name="T7">E</text:span><text:span text:style-name="T5">quipe técnica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16"><text:span text:style-name="T36">Informação: </text:span><text:span text:style-name="T5">Equipe técnica</text:span></text:p>
          </table:table-cell>
        </table:table-row>
        <table:table-row table:style-name="Tabela17.1">
          <table:table-cell table:style-name="Tabela17.A1" table:number-rows-spanned="3" office:value-type="string">
            <text:p text:style-name="P3">Tarefas</text:p>
          </table:table-cell>
          <table:table-cell table:style-name="Tabela17.A1" office:value-type="string">
            <text:p text:style-name="P16"><text:span text:style-name="T36">1.</text:span><text:span text:style-name="T2"> </text:span><text:span text:style-name="T7">Levantar e avaliar risc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16"><text:span text:style-name="T36">2.</text:span><text:span text:style-name="T2"> </text:span><text:span text:style-name="T7">Levantar e avaliar recursos disponíveis e necessários</text:span></text:p>
          </table:table-cell>
        </table:table-row>
        <table:table-row table:style-name="Tabela17.1">
          <table:covered-table-cell/>
          <table:table-cell table:style-name="Tabela17.A1" office:value-type="string">
            <text:p text:style-name="P16"><text:span text:style-name="T36">3. </text:span><text:span text:style-name="T7">Aprovação com o diretor</text:span></text:p>
          </table:table-cell>
        </table:table-row>
        <table:table-row table:style-name="Tabela17.1">
          <table:table-cell table:style-name="Tabela17.A1" office:value-type="string">
            <text:p text:style-name="P3">Pré-Condições</text:p>
          </table:table-cell>
          <table:table-cell table:style-name="Tabela17.A1" office:value-type="string">
            <text:p text:style-name="P13">Definição de esforço realizada</text:p>
          </table:table-cell>
        </table:table-row>
        <table:table-row table:style-name="Tabela17.1">
          <table:table-cell table:style-name="Tabela17.A1" office:value-type="string">
            <text:p text:style-name="P3">Entradas</text:p>
          </table:table-cell>
          <table:table-cell table:style-name="Tabela17.A1" office:value-type="string">
            <text:p text:style-name="P11"><text:span text:style-name="T37">1.</text:span> Documento de e<text:span text:style-name="T38">scopo</text:span><text:line-break/><text:span text:style-name="T37">2.</text:span> Documento de es<text:span text:style-name="T38">forço</text:span></text:p>
          </table:table-cell>
        </table:table-row>
        <table:table-row table:style-name="Tabela17.1">
          <table:table-cell table:style-name="Tabela17.A1" office:value-type="string">
            <text:p text:style-name="P3">Critérios de Saída</text:p>
          </table:table-cell>
          <table:table-cell table:style-name="Tabela17.A1" office:value-type="string">
            <text:p text:style-name="P11">Aprovação d<text:span text:style-name="T38">o diretor</text:span></text:p>
          </table:table-cell>
        </table:table-row>
        <table:table-row table:style-name="Tabela17.1">
          <table:table-cell table:style-name="Tabela17.A1" office:value-type="string">
            <text:p text:style-name="P3">Produtos</text:p>
          </table:table-cell>
          <table:table-cell table:style-name="Tabela17.A1" office:value-type="string">
            <text:p text:style-name="P14">Analise de viabilidade</text:p>
          </table:table-cell>
        </table:table-row>
        <table:table-row table:style-name="Tabela17.1">
          <table:table-cell table:style-name="Tabela17.A1" office:value-type="string">
            <text:p text:style-name="P3">Ferramentas</text:p>
          </table:table-cell>
          <table:table-cell table:style-name="Tabela17.A1" office:value-type="string">
            <text:p text:style-name="P9">Libre Office <text:span text:style-name="T39">Writer</text:span></text:p>
          </table:table-cell>
        </table:table-row>
      </table:table>
      <text:p text:style-name="P16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4">Atividade</text:p>
          </table:table-cell>
          <table:table-cell table:style-name="Tabela15.A1" office:value-type="string">
            <text:p text:style-name="P15">Conclusão de projeto</text:p>
          </table:table-cell>
        </table:table-row>
        <table:table-row table:style-name="Tabela15.1">
          <table:table-cell table:style-name="Tabela15.A1" table:number-rows-spanned="4" office:value-type="string">
            <text:p text:style-name="P4">Responsabilidades</text:p>
          </table:table-cell>
          <table:table-cell table:style-name="Tabela15.A1" office:value-type="string">
            <text:p text:style-name="P19"><text:span text:style-name="T36">Realização: </text:span><text:span text:style-name="T8">Diretor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19"><text:span text:style-name="T36">Aprovação: </text:span><text:span text:style-name="T3">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19"><text:span text:style-name="T36">Colaboração: </text:span><text:span text:style-name="T3">Gerente de projetos e 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19"><text:span text:style-name="T36">Informação:</text:span><text:span text:style-name="T2"> </text:span><text:span text:style-name="T3">Gerente de projetos e stakeholders</text:span></text:p>
          </table:table-cell>
        </table:table-row>
        <table:table-row table:style-name="Tabela15.1">
          <table:table-cell table:style-name="Tabela15.A1" table:number-rows-spanned="2" office:value-type="string">
            <text:p text:style-name="P4">Tarefas</text:p>
          </table:table-cell>
          <table:table-cell table:style-name="Tabela15.A1" office:value-type="string">
            <text:p text:style-name="P19"><text:span text:style-name="T36">1. </text:span><text:span text:style-name="T3">Reunião com </text:span><text:span text:style-name="T8">Gerente de projetos e stakeholders</text:span>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19"><text:span text:style-name="T36">2.</text:span><text:span text:style-name="T2"> </text:span><text:span text:style-name="T8">Relatar resultados do projeto</text:span></text:p>
          </table:table-cell>
        </table:table-row>
        <table:table-row table:style-name="Tabela15.1">
          <table:table-cell table:style-name="Tabela15.A1" office:value-type="string">
            <text:p text:style-name="P4">Pré-Condições</text:p>
          </table:table-cell>
          <table:table-cell table:style-name="Tabela15.A1" office:value-type="string">
            <text:p text:style-name="P15">Descontinuidade do projeto ou conclusão</text:p>
          </table:table-cell>
        </table:table-row>
        <table:table-row table:style-name="Tabela15.1">
          <table:table-cell table:style-name="Tabela15.A1" office:value-type="string">
            <text:p text:style-name="P4">Entradas</text:p>
          </table:table-cell>
          <table:table-cell table:style-name="Tabela15.A1" office:value-type="string">
            <text:p text:style-name="P7">Nenhuma entrada especifica</text:p>
          </table:table-cell>
        </table:table-row>
        <table:table-row table:style-name="Tabela15.1">
          <table:table-cell table:style-name="Tabela15.A1" office:value-type="string">
            <text:p text:style-name="P4">Critérios de Saída</text:p>
          </table:table-cell>
          <table:table-cell table:style-name="Tabela15.A1" office:value-type="string">
            <text:p text:style-name="P15">NA</text:p>
          </table:table-cell>
        </table:table-row>
        <table:table-row table:style-name="Tabela15.1">
          <table:table-cell table:style-name="Tabela15.A1" office:value-type="string">
            <text:p text:style-name="P4">Produtos</text:p>
          </table:table-cell>
          <table:table-cell table:style-name="Tabela15.A1" office:value-type="string">
            <text:p text:style-name="P15">Relatório de conclusão do projeto</text:p>
          </table:table-cell>
        </table:table-row>
        <table:table-row table:style-name="Tabela15.1">
          <table:table-cell table:style-name="Tabela15.A1" office:value-type="string">
            <text:p text:style-name="P4">Ferramentas</text:p>
          </table:table-cell>
          <table:table-cell table:style-name="Tabela15.A1" office:value-type="string">
            <text:p text:style-name="P10">Libre Office Writer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pt" fo:country="BR" style:font-name-asian="ＭＳ 明朝" style:font-family-asian="'ＭＳ 明朝'" style:font-family-generic-asian="system" style:font-pitch-asian="variable" style:font-size-asian="12pt" style:language-asian="es" style:country-asian="E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="Arial" fo:font-family="Arial" style:font-family-generic="roman" style:font-pitch="variable" fo:font-weight="normal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00:14:00</meta:creation-date>
    <meta:initial-creator>Adailton Araújo</meta:initial-creator>
    <dc:language>pt-BR</dc:language>
    <dc:date>2016-07-27T13:56:03.607000000</dc:date>
    <meta:editing-cycles>76</meta:editing-cycles>
    <meta:editing-duration>PT4H13M59S</meta:editing-duration>
    <meta:generator>LibreOffice/4.4.5.2$Windows_x86 LibreOffice_project/a22f674fd25a3b6f45bdebf25400ed2adff0ff99</meta:generator>
    <meta:document-statistic meta:table-count="18" meta:image-count="0" meta:object-count="0" meta:page-count="5" meta:paragraph-count="243" meta:word-count="1064" meta:character-count="6997" meta:non-whitespace-character-count="6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